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3b34" officeooo:paragraph-rsid="00193b34"/>
    </style:style>
    <style:style style:name="P2" style:family="paragraph" style:parent-style-name="Standard">
      <style:text-properties fo:font-weight="bold" officeooo:rsid="00193b34" officeooo:paragraph-rsid="00193b34" style:font-weight-asian="bold" style:font-weight-complex="bold"/>
    </style:style>
    <style:style style:name="P3" style:family="paragraph" style:parent-style-name="Standard">
      <style:text-properties fo:font-weight="bold" officeooo:rsid="001b0314" officeooo:paragraph-rsid="001b0314" style:font-weight-asian="bold" style:font-weight-complex="bold"/>
    </style:style>
    <style:style style:name="P4" style:family="paragraph" style:parent-style-name="Standard">
      <style:text-properties fo:font-weight="bold" officeooo:rsid="001b4dcc" officeooo:paragraph-rsid="001b4dcc" style:font-weight-asian="bold" style:font-weight-complex="bold"/>
    </style:style>
    <style:style style:name="P5" style:family="paragraph" style:parent-style-name="Standard">
      <style:text-properties fo:font-weight="bold" officeooo:rsid="001cf7c9" officeooo:paragraph-rsid="001cf7c9" style:font-weight-asian="bold" style:font-weight-complex="bold"/>
    </style:style>
    <style:style style:name="P6" style:family="paragraph" style:parent-style-name="Standard">
      <style:text-properties fo:font-weight="bold" officeooo:rsid="001db98c" officeooo:paragraph-rsid="001db98c" style:font-weight-asian="bold" style:font-weight-complex="bold"/>
    </style:style>
    <style:style style:name="P7" style:family="paragraph" style:parent-style-name="Standard">
      <style:text-properties fo:font-weight="bold" officeooo:rsid="001ef9d2" officeooo:paragraph-rsid="001ef9d2" style:font-weight-asian="bold" style:font-weight-complex="bold"/>
    </style:style>
    <style:style style:name="P8" style:family="paragraph" style:parent-style-name="Standard">
      <style:text-properties officeooo:rsid="001b0314" officeooo:paragraph-rsid="001b0314"/>
    </style:style>
    <style:style style:name="P9" style:family="paragraph" style:parent-style-name="Standard">
      <style:text-properties officeooo:rsid="001b4dcc" officeooo:paragraph-rsid="001b4dcc"/>
    </style:style>
    <style:style style:name="P10" style:family="paragraph" style:parent-style-name="Standard">
      <style:text-properties officeooo:rsid="001cf7c9" officeooo:paragraph-rsid="001cf7c9"/>
    </style:style>
    <style:style style:name="P11" style:family="paragraph" style:parent-style-name="Standard">
      <style:text-properties officeooo:rsid="001db98c" officeooo:paragraph-rsid="001db98c"/>
    </style:style>
    <style:style style:name="P12" style:family="paragraph" style:parent-style-name="Standard">
      <style:text-properties officeooo:rsid="001ef9d2" officeooo:paragraph-rsid="001ef9d2"/>
    </style:style>
    <style:style style:name="P13" style:family="paragraph" style:parent-style-name="Standard">
      <style:text-properties officeooo:rsid="001ef9d2" officeooo:paragraph-rsid="001ef9d2"/>
    </style:style>
    <style:style style:name="P14" style:family="paragraph" style:parent-style-name="Standard">
      <style:text-properties officeooo:rsid="0020ea98" officeooo:paragraph-rsid="0020ea98"/>
    </style:style>
    <style:style style:name="P15" style:family="paragraph" style:parent-style-name="Standard">
      <style:text-properties fo:font-weight="bold" officeooo:rsid="0020ea98" officeooo:paragraph-rsid="0020ea98" style:font-weight-asian="bold" style:font-weight-complex="bold"/>
    </style:style>
    <style:style style:name="P16" style:family="paragraph" style:parent-style-name="Standard">
      <style:text-properties fo:font-weight="bold" officeooo:rsid="002245e5" officeooo:paragraph-rsid="002245e5" style:font-weight-asian="bold" style:font-weight-complex="bold"/>
    </style:style>
    <style:style style:name="P17" style:family="paragraph" style:parent-style-name="Standard">
      <style:text-properties fo:font-weight="bold" officeooo:rsid="00236b13" officeooo:paragraph-rsid="00236b13" style:font-weight-asian="bold" style:font-weight-complex="bold"/>
    </style:style>
    <style:style style:name="P18" style:family="paragraph" style:parent-style-name="Standard">
      <style:text-properties fo:font-weight="bold" officeooo:rsid="00249b84" officeooo:paragraph-rsid="00249b84" style:font-weight-asian="bold" style:font-weight-complex="bold"/>
    </style:style>
    <style:style style:name="P19" style:family="paragraph" style:parent-style-name="Standard">
      <style:text-properties officeooo:rsid="002245e5" officeooo:paragraph-rsid="002245e5"/>
    </style:style>
    <style:style style:name="P20" style:family="paragraph" style:parent-style-name="Standard">
      <style:text-properties officeooo:rsid="00236b13" officeooo:paragraph-rsid="00236b13"/>
    </style:style>
    <style:style style:name="P21" style:family="paragraph" style:parent-style-name="Standard">
      <style:text-properties officeooo:rsid="00249b84" officeooo:paragraph-rsid="00249b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IVE BAYES CLASSIFIERS</text:p>
      <text:p text:style-name="P1">Another family of supervised learning models that's related to linear classification models is the Naive Bayes family of classifiers, which are based on simple probabilistic models of how the data in each class might have been generated.</text:p>
      <text:p text:style-name="P1">Play video starting at ::23 and follow transcript0:23</text:p>
      <text:p text:style-name="P1">Naive Bayes classifiers are called naive because informally, they make the simplifying assumption that each feature of an instance is independent of all the others, given the class.</text:p>
      <text:p text:style-name="P1">Play video starting at ::35 and follow transcript0:35</text:p>
      <text:p text:style-name="P1">In practice, of course, this is not often the case, features often are somewhat correlated. For example, in predicting whether a house is likely to sell above the owner's asking price. Some features, such as the are of the interior rooms are likely to be correlated with other features, such as the size of the land that the house is built on or the number of bedrooms. And these features in turn might be correlated with the location of the property, and so on.</text:p>
      <text:p text:style-name="P1">Play video starting at :1:2 and follow transcript1:02</text:p>
      <text:p text:style-name="P1">This naive simplifying assumption means on the one hand, that learning a Naive Bayes classifier is very fast. Because only simple per class statistics need to be estimated for each feature and applied for each feature independently.</text:p>
      <text:p text:style-name="P1">Play video starting at :1:18 and follow transcript1:18</text:p>
      <text:p text:style-name="P1">On the other hand, the penalty for this efficiency is that the generalization performance of Naive Bayes Classifiers can often be a bit worse than other more sophisticated methods, or even linear models for classification.</text:p>
      <text:p text:style-name="P1">Play video starting at :1:32 and follow transcript1:32</text:p>
      <text:p text:style-name="P1">Even so, especially for high dimensional data sets, Naive Bayes Classifiers can achieve performance that's often competitive to other more sophisticated methods, like support vector machines, for some tasks.</text:p>
      <text:p text:style-name="P1">Play video starting at :1:46 and follow transcript1:46</text:p>
      <text:p text:style-name="P1">There are three flavors of Naive Bayes Classifier that are available in scikit learn. The Bernoulli Naive Bayes model uses a set of binary occurrence features. When classifying texts document for example, the Bernoulli Naive Bayes model is quit handy because we could represent</text:p>
      <text:p text:style-name="P1">Play video starting at :2:5 and follow transcript2:05</text:p>
      <text:p text:style-name="P1">the presence or the absence of the given word in the text with the binary feature.</text:p>
      <text:p text:style-name="P1">Play video starting at :2:11 and follow transcript2:11</text:p>
      <text:p text:style-name="P1">Of course this doesn't take into account how often the word occurs in the text.</text:p>
      <text:p text:style-name="P1">Play video starting at :2:16 and follow transcript2:16</text:p>
      <text:p text:style-name="P1">So the Multinomial Naive Bayes model uses a set of count base features each of which does account for how many times a particular feature such as a word is observed in training example like a document.</text:p>
      <text:p text:style-name="P1">Play video starting at :2:28 and follow transcript2:28</text:p>
      <text:p text:style-name="P1">In this lecture we won't have time to cover the Bernoulli or Multinomial Naive Bayes models. However, those models are particularly well suited to textual data, where each feature corresponds to an observation for a particular word. And so you'll see Naive Bayes again, including the Bernoulli and Multinomial models in more depth in the text mining part of this specialization.</text:p>
      <text:p text:style-name="P1">Play video starting at :2:52 and follow transcript2:52</text:p>
      <text:p text:style-name="P1">This lecture will focus on Gaussian Naive Bayes classifiers which assume features that are continuous or real-valued. During training, the Gaussian Naive Bayes Classifier estimates for each feature the mean and standard deviation of the feature value for each class.</text:p>
      <text:p text:style-name="P1">Play video starting at :3:11 and follow transcript3:11</text:p>
      <text:p text:style-name="P1">For prediction, the classifier compares the features of the example data point to be predicted with the feature statistics for each class and selects the class that best matches the data point.</text:p>
      <text:p text:style-name="P1">Play video starting at :3:23 and follow transcript3:23</text:p>
      <text:p text:style-name="P1">More specifically, the Gaussian Naive Bayes Classifier assumes that the data for each class was generated by a simple class specific Gaussian distribution.</text:p>
      <text:p text:style-name="P1"><text:soft-page-break/>Play video starting at :3:33 and follow transcript3:33</text:p>
      <text:p text:style-name="P1">Predicting the class of a new data point corresponds mathematically to estimating the probability that each classes Gaussian distribution was most likely to have generated the data point. Classifier then picks the class that has the highest probability.</text:p>
      <text:p text:style-name="P1">Play video starting at :3:49 and follow transcript3:49</text:p>
      <text:p text:style-name="P1">Without going into the mathematics involved, it can be shown that the decision boundary between classes in the two class Gaussian Naive Bayes Classifier. In general is a parabolic curve between the classes.</text:p>
      <text:p text:style-name="P1">Play video starting at :4:3 and follow transcript4:03</text:p>
      <text:p text:style-name="P1">And in the special case where the variance of these feature is the same for both classes. The decision boundary will be linear.</text:p>
      <text:p text:style-name="P1">Play video starting at :4:11 and follow transcript4:11</text:p>
      <text:p text:style-name="P1">Here's what that looks like, typically, on a simple binary classification data set.</text:p>
      <text:p text:style-name="P1">Play video starting at :4:16 and follow transcript4:16</text:p>
      <text:p text:style-name="P1">The gray ellipses given idea of the shape of the Gaussian distribution for each class, as if we were looking down from above.</text:p>
      <text:p text:style-name="P1">Play video starting at :4:23 and follow transcript4:23</text:p>
      <text:p text:style-name="P1">You can see the centers of the Gaussian's correspond to the mean value of each feature for each class.</text:p>
      <text:p text:style-name="P1">Play video starting at :4:29 and follow transcript4:29</text:p>
      <text:p text:style-name="P1">More specifically, the gray ellipses show the contour line of the Gaussian distribution for each class, that corresponds to about two standard deviations from the mean.</text:p>
      <text:p text:style-name="P1">Play video starting at :4:40 and follow transcript4:40</text:p>
      <text:p text:style-name="P1">The line between the yellow and gray background areas represents the decision boundary. And we can see that this is indeed parabolic.</text:p>
      <text:p text:style-name="P1">Play video starting at :4:49 and follow transcript4:49</text:p>
      <text:p text:style-name="P1">To use the Gaussian Naive Bayes classifier in Python,</text:p>
      <text:p text:style-name="P1">Play video starting at :4:53 and follow transcript4:53</text:p>
      <text:p text:style-name="P1">we just instantiate an instance of the Gaussian NB class and call the fit method on the training data just as we would with any other classifier.</text:p>
      <text:p text:style-name="P1">Play video starting at :5:3 and follow transcript5:03</text:p>
      <text:p text:style-name="P1">It's worth noting that the Naive Bayes models are among a few classifiers in scikit learn that support a method called partial fit,</text:p>
      <text:p text:style-name="P1">Play video starting at :5:12 and follow transcript5:12</text:p>
      <text:p text:style-name="P1">which can be used instead of fit to train the classifier incrementally in case you're working with a huge data set that doesn't fit into memory.</text:p>
      <text:p text:style-name="P1">Play video starting at :5:20 and follow transcript5:20</text:p>
      <text:p text:style-name="P1">More details on that are available in the scikit learn documentation for Naive Bayes.</text:p>
      <text:p text:style-name="P1">Play video starting at :5:26 and follow transcript5:26</text:p>
      <text:p text:style-name="P1">For the Gaussian NB class there are no special parameters to control the models complexity.</text:p>
      <text:p text:style-name="P1">Play video starting at :5:33 and follow transcript5:33</text:p>
      <text:p text:style-name="P1">Looking at one example in the notebook from our synthetic two class dataset,</text:p>
      <text:p text:style-name="P1">Play video starting at :5:38 and follow transcript5:38</text:p>
      <text:p text:style-name="P1">we can see that, in fact, the Gaussian Naive Bayes classifier achieves quite good performance on this simple classification example. When the classes are no longer as easily separable as with this second, more difficult binary example here. Like linear models, Naive Bayes does not perform as well.</text:p>
      <text:p text:style-name="P1">Play video starting at :5:58 and follow transcript5:58</text:p>
      <text:p text:style-name="P1">On a real world example, using the breast cancer data set, the Gaussian Naive Bayes Classifier also does quite well, being quite competitive with other methods, such as support vector classifiers.</text:p>
      <text:p text:style-name="P1">Play video starting at :6:10 and follow transcript6:10</text:p>
      <text:p text:style-name="P1"><text:soft-page-break/>Typically, Gaussian Naive Bayes is used for high-dimensional data. When each data instance has hundreds, thousands or maybe even more features. And likewise the Bernoulli and Nultinomial flavors of Naive Bayes are used for text classification where there are very large number of distinct words is features and where the future vectors are sparse because any given document uses only a small fraction of the overall vocabulary.</text:p>
      <text:p text:style-name="P1">Play video starting at :6:35 and follow transcript6:35</text:p>
      <text:p text:style-name="P1">There's more in depth material on the Bernoulli and Multinomial Naive Bayes Classifiers in the text mining portion of this specialization.</text:p>
      <text:p text:style-name="P1">Play video starting at :6:45 and follow transcript6:45</text:p>
      <text:p text:style-name="P1">It can be shown that Naive Bayes Classifiers are related mathematically to linear models, so many of the pros and cons of linear models also apply to Naive Bayes.</text:p>
      <text:p text:style-name="P1">Play video starting at :6:55 and follow transcript6:55</text:p>
      <text:p text:style-name="P1">On the positive side Naive Bayes classifiers are fast to train and use for prediction and thus are well suitable to high dimensional data including text. And the applications involving very large data sets where efficiency is critical and computational costs rule out other classification approaches.</text:p>
      <text:p text:style-name="P1">Play video starting at :7:15 and follow transcript7:15</text:p>
      <text:p text:style-name="P1">On the negative side, when the conditional independence assumption about features doesn't hold. In other words, for a given class, there's significant covariance among features, as is the case with many real world datasets.</text:p>
      <text:p text:style-name="P1">Play video starting at :7:28 and follow transcript7:28</text:p>
      <text:p text:style-name="P1">Other more sophisticated classification methods that can account for these dependencies are likely to outperform Naive Bayes.</text:p>
      <text:p text:style-name="P1">Play video starting at :7:36 and follow transcript7:36</text:p>
      <text:p text:style-name="P1">And on a side note, when getting confidence or probability estimates associated with predictions, Naive Bayes classifiers produce unreliable estimates, typically.</text:p>
      <text:p text:style-name="P1">Play video starting at :7:47 and follow transcript7:47</text:p>
      <text:p text:style-name="P1">Still, Naive Bayes Classifiers can perform very competitively on some tasks, and are also often very useful as baseline models against which more sophisticated models can be compared.</text:p>
      <text:p text:style-name="P1"/>
      <text:p text:style-name="P3">RANDOM FORESTS</text:p>
      <text:p text:style-name="P8">A widely used and effective method in machine learning involves creating learning models known as ensembles. An ensemble takes multiple individual learning models and combines them to produce an aggregate model that is more powerful than any of its individual learning models alone. Why are ensembles effective? Well, one reason is that if we have different learning models, although each of them might perform well individually, they'll tend to make different kinds of mistakes on the data set. And typically, this happens because each individual model might overfit to a different part of the data. By combining different individual models into an ensemble, we can average out their individual mistakes to reduce the risk of overfitting while maintaining strong prediction performance. Random forests are an example of the ensemble idea applied to decision trees. Random forests are widely used in practice and achieve very good results on a wide variety of problems. They can be used as classifiers via the sklearn RandomForestClassifier class or for regression using the RandomForestRegressor class both in the sklearn ensemble module. As we saw earlier, one disadvantage of using a single decision tree was that decision trees tend to be prone to overfitting the training data. As its name would suggest, a random forest creates lots of individual decision trees on a training set, often on the order of tens or hundreds of trees. The idea is that each of the individual trees in a random forest should do reasonably well at predicting the target values in the training set but should also be constructed to be different in some way from the other trees in the forest. Again, as the name would suggest this difference is accomplished by introducing random variation into the process of building each decision tree. This random variation during tree building happens in two ways. First, the data used to build each tree is selected randomly and second, the features chosen in each split tests are also randomly selected. To create a random forest model you first decide on how many trees to build. This is set using the n_estimated parameter for both <text:soft-page-break/>RandomForestClassifier and RandomForestRegressor. Each tree were built from a different random sample of the data called the bootstrap sample. Bootstrap samples are commonly used in statistics and machine learning. If your training set has N instances or samples in total, a bootstrap sample of size N is created by just repeatedly picking one of the N dataset rows at random with replacement, that is, allowing for the possibility of picking the same row again at each selection. You repeat this random selection process N times. The resulting bootstrap sample has N rows just like the original training set but with possibly some rows from the original dataset missing and others occurring multiple times just due to the nature of the random selection with replacement. When building a decision tree for a random forest, the process is almost the same as for a standard decision tree but with one important difference. When picking the best split for a node, instead of finding the best split across all possible features, a random subset of features is chosen and the best split is found within that smaller subset of features. The number of features in the subset that are randomly considered at each stage is controlled by the max_features parameter. This randomness in selecting the bootstrap sample to train an individual tree in a forest ensemble, combined with the fact that splitting a node in the tree is restricted to random subsets of the features of the split, virtually guarantees that all of the decision trees and the random forest will be different. The random forest model is quite sensitive to the max_features parameter. Max_Features is set to one, the random forest is limited to performing a split on the single feature that was selected randomly instead of being able to take the best split over several variables. This means the trees in the forest will likely be very different from each other and possibly with many levels in order to produce a good fit to the data. On the other hand if Max_features is high, close to the total number of features that each instance has, the trees in the forest will tend to be similar and probably will require fewer levels to fit the data using the most informative features. Once a random forest model is trained, it predicts the target value for new instances by first making a prediction for every tree in the random forest. For regression tasks the overall prediction is then typically the mean of the individual tree predictions. For classification the overall prediction is based on a weighted vote. Each tree gives a probability for each possible target class label then the probabilities for each class are averaged across all the trees and the class with the highest probability is the final predicted class. Here's an example of learning a random forest of the example fruit dataset using two features, height and width. Here we're showing the training data plotted in terms of two feature values with height on the x axis and width on the y axis. As usual, there are four categories of fruit to be predicted. Because the number of features is restricted to just two in this very simple example, the randomness in creating the tree ensemble is coming mostly from the bootstrap sampling of the training data. You can see that the decision boundaries overall have the box like shape that we associate with decision trees but with some additional detail variation to accommodate specific local changes in the training data. Overall, you can get an impression of the increased complexity of this random forest model in capturing both the global and local patterns in the training data compared to the single decision tree model we saw earlier. Let's take a look at the notebook code that created and visualized this random forest on the fruit dataset. This code also plots the decision boundaries for the other five possible feature pairs. Again, to use the RandomForestClassifier we import the random forest classifier class from the sklearn ensemble library. After doing the usual train test split and setting up the pipe plot figure for plotting, we iterate through pairs of feature columns in the dataset. For each pair of features we call the fit method on that subset of the training data X using the labels y. We then use the utility function plot class regions for classifier that's available in the shared module for this course to visualize the training data and the random forest decision boundaries. Let's apply random forest to a larger dataset with more features. For comparison with other supervised learning methods, we use the breast cancer dataset again. We create a new random forest classifier and since there are about 30 features, we'll set max_features to eight to give a diverse set of trees that also fit the data reasonably well. We can see that random forest with no feature scaling or extensive parameter tuning achieve very good test set performance on this dataset, in fact, it's as good or better than all the other supervised methods we've seen so far including current life support vector machines and neural networks that require more careful tuning. Notice that we did not have to <text:soft-page-break/>perform scaling or other pre-processing as we did with a number of other supervised learning methods. This is one advantage of using random forests. Also note that we passed in a fixed value for the random state parameter in order to make the results reproducible. If we didn't set the random state parameter, the model would likely be different each time due to the randomized nature of the random forest algorithm. So, on the positive side, random forest are widely used because they're very powerful. They give excellent prediction performance on a wide variety of problems and they don't require careful scaling of the feature data or extensive parameter tuning. And even though building many different trees requires a corresponding increase in computation, building random forests is easily paralyzed across multiple CPU's. On the negative side while random forests do inherit many of the benefits of decision trees, one big difference is that random forest models can be very difficult for people to interpret making it difficult to see the predictive structure of the features or to know why a particular prediction was made. In addition, random forests are not a good choice for tasks that have very high dimensional sparse features like text classification, where linear models can provide efficient training and fast accurate prediction. So to recap, here are some of the key parameters that you'll need for using random forests. N_estimators sets the number of trees to use. The default value for n_estimators is 10 and increasing this number for larger data sets is almost certainly a good idea since ensembles that can average over more trees will reduce overfitting. Just bear in mind that increasing the number of trees in the model will also increase the computational cost of training. You'll use more time and more memory. So in practice you'll want to choose the parameters that make best use of the resources available on your system. As we saw earlier, the max_features parameter has a strong effect on performance. It has a large influence on how diverse the random trees in the forest are. Typically, the default setting of max features, which for classification is the square root of the total number of features and for regression is the log base two of the total number of features, works quite well in practice although explicitly adjusting max_features may give you some additional performance gain with smaller values of max features tending to reduce overfitting. The max depth parameter controls the depth of each tree in the ensemble.</text:p>
      <text:p text:style-name="P8"><text:s/>The default setting for this is none, in other words, the nodes in a tree will continue to be split until all leaves contain the same class or have fewer samples than the minimum sample split parameter value, which is two by default. Most systems now have a multi-core processor and so you can use the end jobs parameter to tell the random forest algorithm how many cores to use in parallel to train the model. Generally, you can expect something close to a linear speed up. So, for example, if you have four cores, the training will be four times as fast as if you just used one. If you set end jobs to negative one it will use all the cores on your system and setting end jobs to a number that's more than the number of cores on your system won't have any additional effect. Finally, given the random nature of random forests, if you want reproducible results it's especially important to choose a fixed setting for the random state parameter. In the examples we've shown here we typically set random state to zero but any fixed number will work just as well.</text:p>
      <text:p text:style-name="P8"/>
      <text:p text:style-name="P4">GRADIENT BOOSTED DECISION TREES</text:p>
      <text:p text:style-name="P9">Another tree based ensemble method that's gain wide use in real world application is gradient boosted decision trees.</text:p>
      <text:p text:style-name="P9">Play video starting at ::16 and follow transcript0:16</text:p>
      <text:p text:style-name="P9">Like random forest, gradient boosted trees used an ensemble of multiple tress to create more powerful prediction models for classification and regression.</text:p>
      <text:p text:style-name="P9">Play video starting at ::25 and follow transcript0:25</text:p>
      <text:p text:style-name="P9">In this lecture, we'll provide a brief overview of gradient boosted decision trees, along with the discussion of their key parameters, the control model complexity.</text:p>
      <text:p text:style-name="P9">Play video starting at ::34 and follow transcript0:34</text:p>
      <text:p text:style-name="P9">Unlike the random forest method that builds and combines a forest of randomly different trees in parallel, the key idea of gradient boosted decision trees is that they build a series of trees. Where each tree is trained, so that it attempts to correct the mistakes of the previous tree in the series.</text:p>
      <text:p text:style-name="P9"><text:soft-page-break/>Play video starting at ::51 and follow transcript0:51</text:p>
      <text:p text:style-name="P9">Typically, gradient boosted tree ensembles use lots of shallow trees known in machine learning as weak learners. Built in a nonrandom way, to create a model that makes fewer and fewer mistakes as more trees are added.</text:p>
      <text:p text:style-name="P9">Play video starting at :1:6 and follow transcript1:06</text:p>
      <text:p text:style-name="P9">Once the model is built, making predictions with a gradient boosted tree models is fast and doesn't use a lot of memory.</text:p>
      <text:p text:style-name="P9">Play video starting at :1:14 and follow transcript1:14</text:p>
      <text:p text:style-name="P9">Like random forests, the number of estimators in the gradient boosted tree ensemble is an important parameter in controlling model complexity.</text:p>
      <text:p text:style-name="P9">Play video starting at :1:21 and follow transcript1:21</text:p>
      <text:p text:style-name="P9">A new parameter that does not occur with random forest is something called the learning rate. The learning rate controls how the gradient boost the tree algorithms, builds a series of collective trees.</text:p>
      <text:p text:style-name="P9">Play video starting at :1:33 and follow transcript1:33</text:p>
      <text:p text:style-name="P9">When the learning rate is high, each successive tree put strong emphases on correcting the mistakes of its predecessor.</text:p>
      <text:p text:style-name="P9">Play video starting at :1:40 and follow transcript1:40</text:p>
      <text:p text:style-name="P9">And thus may result in a more complex individual tree, and those overall are more complex model. With smaller settings of the learning rate, there's less emphasis on thoroughly correcting the errors of the previous step, which tends to lead to simpler trees at each step.</text:p>
      <text:p text:style-name="P9">Play video starting at :1:57 and follow transcript1:57</text:p>
      <text:p text:style-name="P9">Here's an example showing how to use gradient boosted trees in scikit-learn on our sample fruit classification test, plotting the decision regions that result.</text:p>
      <text:p text:style-name="P9">Play video starting at :2:7 and follow transcript2:07</text:p>
      <text:p text:style-name="P9">The code is more or less the same as what we used for random forests.</text:p>
      <text:p text:style-name="P9">Play video starting at :2:12 and follow transcript2:12</text:p>
      <text:p text:style-name="P9">But from the sklearn.ensemble module, we import the GradientBoostingClassifier class.</text:p>
      <text:p text:style-name="P9">Play video starting at :2:18 and follow transcript2:18</text:p>
      <text:p text:style-name="P9">We then create the GradientBoostingClassifier object, and fit it to the training data in the usual way. By default, the learning rate parameter is set to 0.1, the n_estimators parameter giving the number of trees to use is set to 100, and the max depth is set to 3. As with random forests, you can see the decision boundaries have that box-like shape that's characteristic of decision trees or ensembles of trees.</text:p>
      <text:p text:style-name="P9">Play video starting at :2:46 and follow transcript2:46</text:p>
      <text:p text:style-name="P9">Now let's apply gradient boosted decision trees to the breast cancer dataset.</text:p>
      <text:p text:style-name="P9">Play video starting at :2:51 and follow transcript2:51</text:p>
      <text:p text:style-name="P9">This code trains two different gradient boosted classifiers. The first one uses the default settings. We can see that the first result has perfect accuracy on the training set, which indicates the model is likely overfitting.</text:p>
      <text:p text:style-name="P9">Play video starting at :3:5 and follow transcript3:05</text:p>
      <text:p text:style-name="P9">Two ways to learn a less complex gradient boosted tree model are, to reduce the learning rate, so that each tree doesn't try as hard to learn a more complex model, that fixes the mistakes of its predecessor. And to reduce the max_depth parameter for the individual trees in the ensemble.</text:p>
      <text:p text:style-name="P9">Play video starting at :3:23 and follow transcript3:23</text:p>
      <text:p text:style-name="P9">The second classifier example makes these changes in the parameters. And you can see, that the training set accuracy does decrease, while the test set accuracy increases slightly.</text:p>
      <text:p text:style-name="P9">Play video starting at :3:36 and follow transcript3:36</text:p>
      <text:p text:style-name="P9">Gradient boosted decision trees are among the best off-the-shelf supervised learning methods available. Achieving excellent accuracy with only modest memory and runtime requirements to perform prediction, once the model has been trained.</text:p>
      <text:p text:style-name="P9">Play video starting at :3:50 and follow transcript3:50</text:p>
      <text:p text:style-name="P9"><text:soft-page-break/>Some major commercial applications of machine learning have been based on gradient boosted decision trees.</text:p>
      <text:p text:style-name="P9">Play video starting at :3:56 and follow transcript3:56</text:p>
      <text:p text:style-name="P9">Like other decision tree based learning methods, you don't need to apply feature scaling for the algorithm to do well. And the futures can be a mix of binary, categorical and continuous types.</text:p>
      <text:p text:style-name="P9">Play video starting at :4:9 and follow transcript4:09</text:p>
      <text:p text:style-name="P9">Boosted decision trees do have several downsides. So like random forests, ensembles of trees are very difficult for people to interpret, compared to individual decision trees. However, this often may not matter for many applications where prediction accuracy is the most important goal.</text:p>
      <text:p text:style-name="P9">Play video starting at :4:26 and follow transcript4:26</text:p>
      <text:p text:style-name="P9">Gradient boosted methods can require careful tuning of the learning rate and other parameters. And the training process can require a lot of computation.</text:p>
      <text:p text:style-name="P9">Play video starting at :4:35 and follow transcript4:35</text:p>
      <text:p text:style-name="P9">And like the other tree based methods we saw, using gradient boosted methods for text classification or other scenarios. Where the featured space has thousands of features with sparse values, is usually not a good choice for accuracy and computational cost reasons.</text:p>
      <text:p text:style-name="P9">Play video starting at :4:52 and follow transcript4:52</text:p>
      <text:p text:style-name="P9">The key parameters controlling model complexity for gradient boosted tree models are, n_estimators which sets the number of small decisions trees the week learns to use in the ensemble, and the learning rate.</text:p>
      <text:p text:style-name="P9">Play video starting at :5:6 and follow transcript5:06</text:p>
      <text:p text:style-name="P9">Typically, these two parameters are tuned together. Since making the learning rates smaller, will require more trees to maintain model complexity.</text:p>
      <text:p text:style-name="P9">Play video starting at :5:15 and follow transcript5:15</text:p>
      <text:p text:style-name="P9">Unlike random forest, increasing an n_estimators can lead to overfeeding. So typically, the n_estimators setting is chosen to best exploit the speed and memory capabilities of the system during the training. And other parameters like the learning rate are then adjusted, given that fixed an n_estimators setting.</text:p>
      <text:p text:style-name="P9">Play video starting at :5:34 and follow transcript5:34</text:p>
      <text:p text:style-name="P9">The max_depth parameter can also have an effect of model complexity, but controlling the depth, and has a complexity of the individual trees. The gradient boosting method assumes, that each trees is a weak learner, and so the max_depth parameter is usually quite small, on the order of three to five, for most applications.</text:p>
      <text:p text:style-name="P9"/>
      <text:p text:style-name="P5">NEURAL NETWORKS</text:p>
      <text:p text:style-name="P10">In this part of the course, you'll get an introduction to the basics of neural networks. Which are a broad family of algorithms that have formed the basis for the recent resurgence in the computational field called deep learning. Early work on neural networks actually began in the 1950s and 60s. And just recently, has experienced a resurgence of interest, as deep learning has achieved impressive state-of-the-art results. On specific tasks that range from object classification in images, to fast accurate machine translation, to gameplay.</text:p>
      <text:p text:style-name="P10">Play video starting at ::40 and follow transcript0:40</text:p>
      <text:p text:style-name="P10">The topic of neural networks requires its own course. And indeed, if you're interested in more depth, you can check out the excellent course on Coursera. Called Neural Networks for Machine Learning, by a pioneer in this area, Professor Jeff Hinton.</text:p>
      <text:p text:style-name="P10">Play video starting at ::53 and follow transcript0:53</text:p>
      <text:p text:style-name="P10">Here, we'll provide an introduction to the basic concepts and algorithms that are foundation of neural networks. And of the much more sophisticated deep learning methods in use today. You'll learn about some basic models called multi-layer perceptrons, supported by scikit-learn, that can be used for classification and regression.</text:p>
      <text:p text:style-name="P10">Play video starting at :1:15 and follow transcript1:15</text:p>
      <text:p text:style-name="P10"><text:soft-page-break/>Let's start by briefly reviewing simpler methods we have already seen for regression and classification. Linear regression and logistic regression, which we show graphically here.</text:p>
      <text:p text:style-name="P10">Play video starting at :1:26 and follow transcript1:26</text:p>
      <text:p text:style-name="P10">Linear regression predicts a continuous output, y hat, shown as the box on the right. As a function as the sum of the input variables xi, shown in the boxes on the left.</text:p>
      <text:p text:style-name="P10">Play video starting at :1:39 and follow transcript1:39</text:p>
      <text:p text:style-name="P10">Each weighted by a corresponding coefficient, wi hat, plus an intercept or bias term, b hat. We saw how various methods like ordinary least squares, ridge regression or lasso regression. Could be used to estimate these model coefficients, wi hat and b hat, shown above the arrows in the diagram, from training data.</text:p>
      <text:p text:style-name="P10">Play video starting at :2:5 and follow transcript2:05</text:p>
      <text:p text:style-name="P10">Logistic regression takes this one step further, by running the output of the linear function of the input variables, xi. Through an additional nonlinear function, the logistic function. Represented by the new box in the middle of the diagram, to produce the output, y.</text:p>
      <text:p text:style-name="P10">Play video starting at :2:22 and follow transcript2:22</text:p>
      <text:p text:style-name="P10">Which, because of the logistic function, is now constrained to lie between zero and one.</text:p>
      <text:p text:style-name="P10">Play video starting at :2:28 and follow transcript2:28</text:p>
      <text:p text:style-name="P10">We use logistical regression for binary classification. Since we can interpret y as the probability that a given input data instance belongs to the positive class, in a two-class binary classification scenario.</text:p>
      <text:p text:style-name="P10">Play video starting at :2:42 and follow transcript2:42</text:p>
      <text:p text:style-name="P10">Here's an example of a simple neural network for regression, called a multi-layer perceptron. Which I will sometimes abbreviate by MLP. These are also known as feed-forward neural networks.</text:p>
      <text:p text:style-name="P10">Play video starting at :2:55 and follow transcript2:55</text:p>
      <text:p text:style-name="P10">MLPs take this idea of computing weighted sums of the input features, like we saw in logistic regression. But it takes it a step beyond logistic regression, by adding an additional processing step called a hidden layer. Represented by this additional set of boxes, h0, h1, and h2 in the diagram. These boxes, within the hidden layer, are called hidden units. And each hidden unit in the hidden layer computes a nonlinear function of the weighted sums of the input features. Resulting in intermediate output values, v0, v1, v2.</text:p>
      <text:p text:style-name="P10">Play video starting at :3:30 and follow transcript3:30</text:p>
      <text:p text:style-name="P10">Then the MLP computes a weighted sum of these hidden unit outputs, to form the final output value, Y hat.</text:p>
      <text:p text:style-name="P10">Play video starting at :3:38 and follow transcript3:38</text:p>
      <text:p text:style-name="P10">This nonlinear function that the hidden unit applies. is called the activation function. In this example, your activation function is the hyperbolic tangent function, which is related to the logistic function. You can see that the result of adding this additional hidden layer processing step to the prediction model, is a formula for y hat. That is already more involved than the one for logistic regression. Now predicting y involves computing a different initial weighted sum of the input feature values for each hidden unit. Which applies a nonlinear activation function. And then all of these nonlinear outputs are combined, using another weighted sum, to produce y.</text:p>
      <text:p text:style-name="P10">Play video starting at :4:21 and follow transcript4:21</text:p>
      <text:p text:style-name="P10">In particular, there's one weight between each input and each hidden unit.</text:p>
      <text:p text:style-name="P10">Play video starting at :4:27 and follow transcript4:27</text:p>
      <text:p text:style-name="P10">And one weight between each hidden unit and the output variable. In fact, this addition and combination of non-linear activation functions. Allows multi-layer perceptrons to learn more complex functions. Than is possible with a simple linear or logistic function. This additional expressive power enables neural networks to perform more accurate prediction. When the relationship between the input and output is itself complex.</text:p>
      <text:p text:style-name="P10">Play video starting at :4:53 and follow transcript4:53</text:p>
      <text:p text:style-name="P10"><text:soft-page-break/>Of course, this complexity also means that there are a lot more weights, model coefficients, to estimate in the training phase. Which means that both more training data and more computation are typically needed to learn in a neural network, compared to a linear model.</text:p>
      <text:p text:style-name="P10">Play video starting at :5:8 and follow transcript5:08</text:p>
      <text:p text:style-name="P10">As an aside, there are a number of choices for the activation function in a neural network, that gets applied in hidden units. Here, the plot shows the input value coming into the activation function, from the previous layer's inputs on the x-axis. And the y-axis shows the resulting output value for the function. This code to plot this example is available in the accompanying notebook. The three main activation functions we'll compare later in this lecture are the hyperbolic tangent. That's the S-shaped function in green. The rectified linear unit function, which I'll abbreviate to relu, shown as the piecewise linear function in blue.</text:p>
      <text:p text:style-name="P10">Play video starting at :5:48 and follow transcript5:48</text:p>
      <text:p text:style-name="P10">And the familiar logistic function, which is shown in red. The relu activation function is the default activation function for neural networks in scikit-learn. It maps any negative input values to zero. The hyperbolic tangent function, or tanh function. Maps large positive input values to outputs very close to one. And large negative input values, to outputs very close to negative one. These differences in the activation function can have some effect on the shape of regression prediction plots. Or classification decision boundaries that neural networks learn. In general, we'll be using either the hyperbolic tangent or the relu function as our default activation function. Since these perform well for most applications.</text:p>
      <text:p text:style-name="P10">Play video starting at :6:38 and follow transcript6:38</text:p>
      <text:p text:style-name="P10">Let's take a look at how we use neural networks in scikit-learn for classification. Using the more complex synthetic binary classification data set.</text:p>
      <text:p text:style-name="P10">Play video starting at :6:47 and follow transcript6:47</text:p>
      <text:p text:style-name="P10">To use a neural network classifier, you import the MLPClassifier class from the sklearn.neural_network module. This code example shows the classifier being fit to the training data, using a single hidden layer. With three different numbers of hidden units in the layer, 1 unit, 10 units and 100 units. As with all other classification types we've seen, you can create the classifier objects with the appropriate parameters. And call the fit method on the training data.</text:p>
      <text:p text:style-name="P10">Play video starting at :7:20 and follow transcript7:20</text:p>
      <text:p text:style-name="P10">Here, the main parameter for a neural network classifier is this parameter, hidden_layer_sizes.</text:p>
      <text:p text:style-name="P10">Play video starting at :7:26 and follow transcript7:26</text:p>
      <text:p text:style-name="P10">This parameter is a list, with one element for each hidden layer, that gives the number of hidden units to use for that layer. So here we're passing a list with a single element. Meaning we want one hidden layer, using the number in the variable called units.</text:p>
      <text:p text:style-name="P10">Play video starting at :7:42 and follow transcript7:42</text:p>
      <text:p text:style-name="P10">By default, if you don't specify the hidden_layer_sizes parameter, scikit-learn will create a single hidden layer with 100 hidden units. While a setting of 10 may work well for simple data sets, like the one we use as examples here. For really complex data sets, the number of hidden units could be in the thousands. It's also possible, as we'll see shortly, to create an MLP with more than one hidden layer. By passing a hidden_layer_sizes parameter with multiple entries.</text:p>
      <text:p text:style-name="P10">Play video starting at :8:13 and follow transcript8:13</text:p>
      <text:p text:style-name="P10">I want to also note the use of this extra parameter, called solver. Which specifies the algorithm to use for learning the weights of the network.</text:p>
      <text:p text:style-name="P10">Play video starting at :8:22 and follow transcript8:22</text:p>
      <text:p text:style-name="P10">Here, we're using the lbfgs algorithm. We'll discuss the solver parameter setting further, at the end of this lecture.</text:p>
      <text:p text:style-name="P10">Play video starting at :8:31 and follow transcript8:31</text:p>
      <text:p text:style-name="P10">Also note that we're passing in a random_state parameter, when creating the MLPClassifier object. Like we did for the train-test split function. And we happened to set this random state parameter to a fixed value of zero.</text:p>
      <text:p text:style-name="P10">Play video starting at :8:44 and follow transcript8:44</text:p>
      <text:p text:style-name="P10"><text:soft-page-break/>This is because for neural networks, their weights are initialized randomly, which can affect the model that is learned.</text:p>
      <text:p text:style-name="P10">Play video starting at :8:51 and follow transcript8:51</text:p>
      <text:p text:style-name="P10">Because of this, even without changing the key parameters on the same data set. The same neural network algorithm might learn two different models. Depending on the value of the internal random seed that is chosen. So by always setting the same value for the random seed used to initialize the weights. We can assure the results will always be the same, for everyone using these examples.</text:p>
      <text:p text:style-name="P10">Play video starting at :9:14 and follow transcript9:14</text:p>
      <text:p text:style-name="P10">This graphic plots the results of running this code. To show how the number of hidden units in a single layer in the neural network affects the model complexity for classification. With a single hidden unit, the model is mathematically equivalent to logistic regression. We see the classifier returns the familiar simple linear decision boundary between the two classes.</text:p>
      <text:p text:style-name="P10">Play video starting at :9:36 and follow transcript9:36</text:p>
      <text:p text:style-name="P10">The training set score's low, and the test score is not much better, so this network model is under-fitting. With ten hidden units, we can see that the MLPClassifier is able to learn a more complete decision boundary. That captures more of the nonlinear, cluster-oriented structure in the data, though the test set accuracy is still low.</text:p>
      <text:p text:style-name="P10">Play video starting at :9:57 and follow transcript9:57</text:p>
      <text:p text:style-name="P10">With 100 hidden units, the decision boundary is even more detailed. And achieves much better accuracy, on both the training and the test sets.</text:p>
      <text:p text:style-name="P10">Play video starting at :10:6 and follow transcript10:06</text:p>
      <text:p text:style-name="P10">Here's a graphical depiction of a multi-layer perceptron with two hidden layers.</text:p>
      <text:p text:style-name="P10">Play video starting at :10:12 and follow transcript10:12</text:p>
      <text:p text:style-name="P10">Adding the second hidden layer further increases the complexity of functions that the neural network can learn, from more complex data sets.</text:p>
      <text:p text:style-name="P10">Play video starting at :10:19 and follow transcript10:19</text:p>
      <text:p text:style-name="P10">Taking this complexity further, large architectures of neural networks, with many stages of computation, are why deep learning methods are called deep. And we'll summarize deep learning, in an upcoming lecture for this week.</text:p>
      <text:p text:style-name="P10">Play video starting at :10:34 and follow transcript10:34</text:p>
      <text:p text:style-name="P10">Here is an example in the notebook, showing how we create a two-layer MLP, with 10 hidden units in each layer. We just set the hidden_layer_sizes parameter, when creating the MLPClassifier, to a two-element list. Indicating ten units, in each of the two hidden layers.</text:p>
      <text:p text:style-name="P10">Play video starting at :10:52 and follow transcript10:52</text:p>
      <text:p text:style-name="P10">You can see the result of of adding the second hidden layer, on the classification problem we saw earlier.</text:p>
      <text:p text:style-name="P10">Play video starting at :10:58 and follow transcript10:58</text:p>
      <text:p text:style-name="P10">On the left is the original MLP, with one hidden layer of ten units. And on the right is the same data set, using a new MLP with two hidden layers of ten units each. You can see the MLP with two hidden layers learned a more complex decision boundary. And achieved, in this case, a much better fit on the training data, and slightly better accuracy on the test data.</text:p>
      <text:p text:style-name="P10">Play video starting at :11:22 and follow transcript11:22</text:p>
      <text:p text:style-name="P10">Once we start adding more hidden layers, with lots of hidden units. You can see that the number of weights, or model coefficients, to estimate for a neural network can increase rapidly.</text:p>
      <text:p text:style-name="P10">Play video starting at :11:32 and follow transcript11:32</text:p>
      <text:p text:style-name="P10">So that more complex neural networks could have many thousands of weights to estimate.</text:p>
      <text:p text:style-name="P10">Play video starting at :11:37 and follow transcript11:37</text:p>
      <text:p text:style-name="P10">We can control this model complexity, just as we did with ridge and lasso regression. By adding an L2 regularization penalty on the weights. Remember that L2 regularization penalizes models that have a large sum of squares of all the weight values. With the effect being, that the neural network prefers models with more weights shrunk close to zero.</text:p>
      <text:p text:style-name="P10">Play video starting at :12: and follow transcript12:00</text:p>
      <text:p text:style-name="P10"><text:soft-page-break/>The regularization parameter for MLPs is called alpha, like with the linear regression models. And in scikit-learn, it's set to a small value by default, like 0.0001, that gives a little bit of regularization.</text:p>
      <text:p text:style-name="P10">Play video starting at :12:15 and follow transcript12:15</text:p>
      <text:p text:style-name="P10">This code example shows the effects of changing alpha for a larger MLP, with 2 hidden layers of 100 nodes each. From a small value of 0.01, to a larger value of 5.0. For variety here, we're also setting the activation function to use the hyperbolic tangent function.</text:p>
      <text:p text:style-name="P10">Play video starting at :12:35 and follow transcript12:35</text:p>
      <text:p text:style-name="P10">Here's the graphical output of this notebook code. You can see the effect of increasing regularization with increasing alpha.</text:p>
      <text:p text:style-name="P10">Play video starting at :12:42 and follow transcript12:42</text:p>
      <text:p text:style-name="P10">In the left plot, when alpha is small, the decision boundaries are much more complex and variable. And the classifier's over-fitting, as we can see from the very high training set score, and low test score. On the other hand, the right plot uses the largest value of alpha here, alpha 5.0. And that setting results in much smoother decision boundaries, while still capturing the global structure of the data. And this increased simplicity allows it to generalize much better, and not over-fit to the training set. And this is evident from the much higher test score, in this case.</text:p>
      <text:p text:style-name="P10">Play video starting at :13:18 and follow transcript13:18</text:p>
      <text:p text:style-name="P10">As with other supervised learning models, like regularized regression and support vector machines. It can be critical, when using neural networks, to properly normalize the input features.</text:p>
      <text:p text:style-name="P10">Play video starting at :13:30 and follow transcript13:30</text:p>
      <text:p text:style-name="P10">Let's apply the multi-layer perceptron to the breast cancer data set. And notice that we first apply the MinMaxScaler, to pre-process the input features.</text:p>
      <text:p text:style-name="P10">Play video starting at :13:40 and follow transcript13:40</text:p>
      <text:p text:style-name="P10">Here we'll combine a more complex network, using 2 hidden layers with 100 units each. With a higher regularization setting of alpha at 5.0, and using the lgbfs solver again.</text:p>
      <text:p text:style-name="P10">Play video starting at :13:54 and follow transcript13:54</text:p>
      <text:p text:style-name="P10">You can see, that with this multi-layer perceptron, both the training and test set accuracy are among the highest we have obtained on this data set.</text:p>
      <text:p text:style-name="P10">Play video starting at :14:3 and follow transcript14:03</text:p>
      <text:p text:style-name="P10">Like many of the other supervised learning methods we've seen, you can also use multi-layer perceptrons for regression, as well as classification.</text:p>
      <text:p text:style-name="P10">Play video starting at :14:11 and follow transcript14:11</text:p>
      <text:p text:style-name="P10">We're including MLP regression here, as an example, for two reasons. First, because MLP regression may be useful for some regression problems on its own. But more generally, because some deep learning problems are regression problems. And so, as with classification, using multi-layer perceptrons is a good starting point to learn about the more complex architectures used for regression in deep learning.</text:p>
      <text:p text:style-name="P10">Play video starting at :14:35 and follow transcript14:35</text:p>
      <text:p text:style-name="P10">Here's the example of a simple MLP regression model, in our notebook.</text:p>
      <text:p text:style-name="P10">Play video starting at :14:39 and follow transcript14:39</text:p>
      <text:p text:style-name="P10">You use the multi-layer perceptron regressor by importing the MLPRegressor class from the sklearn.neural_network module, and then creating the MLPRegressor object. When creating the object here, we're setting the number of hidden layers and units within each hidden layer. Using the same hidden_layer_sizes parameter that we used for classification.</text:p>
      <text:p text:style-name="P10">Play video starting at :15:1 and follow transcript15:01</text:p>
      <text:p text:style-name="P10">This example uses two hidden layers, with 100 hidden nodes each. This notebook code has a loop that cycles through different settings of the activation function parameter, and the alpha parameter for L2 regularization.</text:p>
      <text:p text:style-name="P10">Play video starting at :15:16 and follow transcript15:16</text:p>
      <text:p text:style-name="P10">Here we've included regression results that use, in the top row, the hyperbolic tangent activation function. And in the bottom row, the relu activation function.</text:p>
      <text:p text:style-name="P10">Play video starting at :15:29 and follow transcript15:29</text:p>
      <text:p text:style-name="P10"><text:soft-page-break/>You can see the smoothness of the activation function somewhat influences the smoothness of the corresponding regression results.</text:p>
      <text:p text:style-name="P10">Play video starting at :15:36 and follow transcript15:36</text:p>
      <text:p text:style-name="P10">Along the columns, the plots also show the effect of using different alpha settings, to increase the amount of L2 regularization from left to right.</text:p>
      <text:p text:style-name="P10">Play video starting at :15:44 and follow transcript15:44</text:p>
      <text:p text:style-name="P10">Again, as with classification, the effect of increasing the amount of L2 regularization, by increasing alpha. Is to constrain the regression to use simpler and simpler models, with fewer and fewer large weights.</text:p>
      <text:p text:style-name="P10">Play video starting at :15:57 and follow transcript15:57</text:p>
      <text:p text:style-name="P10">You can see this effect for both activation functions, in the top and bottom rows. The regression line on the left has higher variance than the much smoother, regularized model on the right.</text:p>
      <text:p text:style-name="P10">Play video starting at :16:10 and follow transcript16:10</text:p>
      <text:p text:style-name="P10">On the positive side, beyond these simple examples we've shown here. Neural networks form the basis of advanced learning architectures. That capture complex features, and give state-of-the-art performance on an increasingly wide variety of difficult learning tasks. From world-championship play for the game of Go, to detailed and robust recognition of objects and images. However, with this increased power, come increased costs. This larger and more complex models typically require significant volumes of data, computation, and training time to learn.</text:p>
      <text:p text:style-name="P10">Play video starting at :16:43 and follow transcript16:43</text:p>
      <text:p text:style-name="P10">In addition, careful pre-processing of the input data is needed, to help ensure fast, stable, meaningful solutions to finding the optimal set of weights. In general, neural networks are a good choice, when the features are of similar types. For example, all derived from the pixels of an image. And less of a good choice, when the features are of very different types. Finally, let's review the key parameters for the multi-layer perceptron in scikit-learn, that can be used to control model complexity.</text:p>
      <text:p text:style-name="P10">Play video starting at :17:14 and follow transcript17:14</text:p>
      <text:p text:style-name="P10">The main way to control model complexity for the MLP, is to control the hidden unit size and structure. Using the hidden_layers_sizes parameter that controls the number of hidden layers, and the number of units within each layer.</text:p>
      <text:p text:style-name="P10">Play video starting at :17:28 and follow transcript17:28</text:p>
      <text:p text:style-name="P10">Alpha controls the amount of regularization that helps constrain the complexity of the model, by constraining the magnitude of model weights.</text:p>
      <text:p text:style-name="P10">Play video starting at :17:37 and follow transcript17:37</text:p>
      <text:p text:style-name="P10">Finally, you can experiment with at least three different choices for the nonlinear activation function, by using the activation parameter.</text:p>
      <text:p text:style-name="P10">Play video starting at :17:44 and follow transcript17:44</text:p>
      <text:p text:style-name="P10">Earlier, we saw the solver parameter, for specifying the algorithm that learns the network weights.</text:p>
      <text:p text:style-name="P10">Play video starting at :17:50 and follow transcript17:50</text:p>
      <text:p text:style-name="P10">Solver is the algorithm that actually does the numerical work of finding the optimal weights. And one intuitive way of visualizing this process. Is that all of the solver algorithms have to do a kind of hill-climbing in a very bumpy landscape, with lots of local minima. Where each local minimum corresponds to a locally optimal set of weights. That is, a choice of weight setting that's better than any nearby choices of weights. So across this whole landscape of very bumpy local minima. Some will have higher validation scores on the test data, and some will have lower. So depending on the initial random initialization of the weights. And the nature of the trajectory in the search path that a solver takes through this bumpy landscape. The solver can end up at different local minima, which can have different validation scores. The default solver, adam, tends to be both efficient and effective on large data sets, with thousands of training examples. For small data sets, like many of the ones we use in these examples, the lbfgs solver tends to be faster, and find more effective weights. You can find further details on these more advanced settings in the documentation for scikit-learn.</text:p>
      <text:p text:style-name="P10"><text:soft-page-break/></text:p>
      <text:p text:style-name="P6">DEEP LEARNING</text:p>
      <text:p text:style-name="P11">As we discussed in the first week of the course, one of the key challenges in machine learning is finding the right features to use as input to a learning model for a particular problem. This is called feature engineering and can be part art, and part science. It can also be the single most factor in doing well on a learning task. Sometimes, in fact, more often more important than the choice of the model itself.</text:p>
      <text:p text:style-name="P11">Play video starting at ::34 and follow transcript0:34</text:p>
      <text:p text:style-name="P11">We'll discuss this further in the last week of the course.</text:p>
      <text:p text:style-name="P11">Play video starting at ::38 and follow transcript0:38</text:p>
      <text:p text:style-name="P11">Because of the difficulty of feature engineering, there's been a lot of research on what's called feature learning or feature extraction algorithms that can find good features automatically.</text:p>
      <text:p text:style-name="P11">Play video starting at ::49 and follow transcript0:49</text:p>
      <text:p text:style-name="P11">This brings us to deep learning.</text:p>
      <text:p text:style-name="P11">Play video starting at ::52 and follow transcript0:52</text:p>
      <text:p text:style-name="P11">At a high-level, one of the advantages of deep learning is that it includes a sophisticated automatic featured learning phase as part of its supervised training. Moreover, deep learning is called deep. Because this feature extraction typically doesn't use just one feature learning step, but a hierarchy of multiple feature learning layers. Each feeding into the next. Here's one simplified example of what a deep learning architecture might look like in practice for an image recognition task. In this case, digit recognition. Recognizing a handwritten digit from zero to nine, for example. You can see the automatic feature extraction step made up of hierarchy of feature layers. Each of which is based on a network that does convolution which can be thought of as a filter for a specific pattern followed by a subsampling step, also known as pooling that can detect a translated or rotated version of that feature anywhere in the image. So that features are detected properly for the final classification step, which is implemented as a fully connected network. The subsampling step also has the effect of reducing the computational complexity of the network. Depending on the properties of the object we want to predict, for example. If we care only about the presence of the object in the image compared to let's say, specific location, the subsampling part of the architecture may or may not be included and this is only one example of a deep learning architecture. The size, structure and other properties may look very different. Depending on the specific learning problem.</text:p>
      <text:p text:style-name="P11">Play video starting at :2:25 and follow transcript2:25</text:p>
      <text:p text:style-name="P11">This image from a paper by Honglak Lee and colleagues at the University of Michigan shows an illustration of multilayer feature learning for face recognition.</text:p>
      <text:p text:style-name="P11">Play video starting at :2:34 and follow transcript2:34</text:p>
      <text:p text:style-name="P11">Here there are three groups from left to right corresponding to first, second and third stages of feature learning. The matrix at each stage shows a set of image features with one feature per square. Each feature can be thought of as a detector or filter, that lights up when that pattern is present in the underlying image. The first layer of their deep learning architecture extracts the most primitive low-level features, such as edges and different kinds of blobs.</text:p>
      <text:p text:style-name="P11">Play video starting at :3:3 and follow transcript3:03</text:p>
      <text:p text:style-name="P11">The second layer creates new features from combinations of those first layer features. For faces, this might correspond to key elements that capture shapes of higher level features like noses or eyes.</text:p>
      <text:p text:style-name="P11">Play video starting at :3:16 and follow transcript3:16</text:p>
      <text:p text:style-name="P11">The third layer in turn, creates new features from combinations of the second layer of features. Forming still higher level features that capture typical face types and facial expressions. Finally, all of these features are used as input to the final supervised learning step, namely the face classifier. Here are the feature layers that result from training on different types of objects, cars, elephants, chairs and a mixture of objects.</text:p>
      <text:p text:style-name="P11">Play video starting at :3:45 and follow transcript3:45</text:p>
      <text:p text:style-name="P11">These kinds of complex features can't be learned from a small number of layers. Advances in both algorithms and computing power allow current deep learning systems to train architectures that <text:soft-page-break/>could have dozens of layers of nonlinear, hierarchical features. It turns out that the human brain does something quite related to this when processing visual information. There are specific neurocircuits that first do low-level feature extraction, such as edge detection and finding the frequency of repeated patterns which are then used to compute more sophisticated features to help estimate things like simple shapes and their orientation or whether a shape is in the foreground or background. Followed by further layers of higher level visual processing that support more complex tasks, such as face recognition and interpreting the motion of multiple moving objects.</text:p>
      <text:p text:style-name="P11">Play video starting at :4:35 and follow transcript4:35</text:p>
      <text:p text:style-name="P11">On the position side, deep learning systems have achieved impressive gains and have achieved state-of-the-art performance on many difficult tasks.</text:p>
      <text:p text:style-name="P11">Play video starting at :4:45 and follow transcript4:45</text:p>
      <text:p text:style-name="P11">Deep learning's automatic feature extraction mechanisms also reduce the need for human guesswork in finding good features. Finally, with current software, deep learning architectures are quite flexible. It could be adapted for different tasks and domains.</text:p>
      <text:p text:style-name="P11">Play video starting at :5:1 and follow transcript5:01</text:p>
      <text:p text:style-name="P11">On the negative side, however, deep learning can require very large training sets and computing power. I'm not going to limit its practicality in some scenarios.</text:p>
      <text:p text:style-name="P11">Play video starting at :5:10 and follow transcript5:10</text:p>
      <text:p text:style-name="P11">The complexity of implementation could be considered as one of the negatives of deep learning and this is the reason that a number of sophisticated high-level software packages have been developed to assist in the development of deep learning architectures.</text:p>
      <text:p text:style-name="P11">Play video starting at :5:23 and follow transcript5:23</text:p>
      <text:p text:style-name="P11">Also, despite the faces example we saw earlier which gave clear easy to interpret features in most cases, often the features and weights of typical deep learning systems are not nearly so easy to interpret. That is, it's not clear why or what features led a deep learning system to make a particular prediction.</text:p>
      <text:p text:style-name="P11">Play video starting at :5:44 and follow transcript5:44</text:p>
      <text:p text:style-name="P11">Well, scikit-learn with the MLP classifier and MLP regressor classes provides a useful environment to learn about and apply simple neural networks. If you're interested in getting a deep understanding of deep learning and the software tools required to use it, we've provided some links to additional resources.</text:p>
      <text:p text:style-name="P11">Play video starting at :6:3 and follow transcript6:03</text:p>
      <text:p text:style-name="P11">In particular, software packages usable with Python include Keras and Lasagne which in turn use libraries that include TensorFlow and Theano.</text:p>
      <text:p text:style-name="P11">Play video starting at :6:13 and follow transcript6:13</text:p>
      <text:p text:style-name="P11">Deep learning typically requires not only significant volumes of data for training, but also significant computation. Turns out that the processor inside video cards called GPUs are high-performance graphical processing units are well-suited to large scale, highly paralyzed high-performance computing. Because they can do high key underlying like matrix multiplication very quickly. This is because they are designed to process large volumes of data from memory</text:p>
      <text:p text:style-name="P11">Play video starting at :6:41 and follow transcript6:41</text:p>
      <text:p text:style-name="P11">as you might do for streaming video, for example, and they have many high speed registers that can operate in parallel on this data.</text:p>
      <text:p text:style-name="P11">Play video starting at :6:50 and follow transcript6:50</text:p>
      <text:p text:style-name="P11">Unlike scikit-learn which cannot currently exploit GPUs, these deep learning libraries could make full use of GPU clusters for large scale learning of deep learning architectures.</text:p>
      <text:p text:style-name="P11"/>
      <text:p text:style-name="P7">DATA LEAKAGE</text:p>
      <text:p text:style-name="P12">In data science, the term data leakage sometimes just referred to as leakage, describes the situation where the data you're using to train the machine learning algorithm happens to include unexpected extra information about the very thing you're trying to predict. Basically, leakage occurs any time that information is introduced about the target label or value during training that would not <text:soft-page-break/>legitimately be available during actual use. Maybe the simplest example of data leakage would be if we included the true label of a data instance as a feature in the model. The model would learn the equivalent of, if this object is labeled as an apple, predict it's an apple. Another clear example of data leakage that we've seen before is having test data accidentally included in the training data which leads to over fitting. However, data leakage can happen for many other reasons too, often in ways that are quite subtle and hard to detect. When data leakage does occur, it typically causes results during your model development phase that are too optimistic, followed by the nasty surprise of disappointing results after the prediction model is actually deployed and evaluated on new data. In other words, leakage can cause your system to learn a sub optimal model that does much worse in actual deployment than a model developed in a leak free setting. So leakage can have dramatic implications in the real world ranging from the financial cost of making a bad monetary and engineering investment in something that doesn't actually work, to system failures that hurt customers perception of your system's quality or impact to the company's brand. For these reasons, data leakage is one of the most serious and widespread problems in data mining and machine learning and something that as a machine learning practitioner, you must always be on guard against. So now, we'll cover what data leakage is, why it matters, how it can be detected and how you might avoid it in your applications. As an aside, this term data leakage is also used in the field of data security to mean the unauthorized transfer of information outside of a secure facility like a data center. However, in some ways this security based meaning is actually somewhat appropriate for our machine learning setting, given the importance of keeping information about the prediction securely separated from the training and model development phase. Let's look at some more subtle examples of data leakage problems. One classic case happens when information about the future that would not legitimately be available in actual use, is included in the training data. Suppose you are developing a retail website and building classifier to predict whether the user is likely to stay and view another page or leave the site. If the classifier predicts they're about to leave, the website might pop up something that offers incentives to continue shopping. An example of a feature that contains leaked information would be the user's total session length or the total number of pages they viewed during their visit to the site. This total is often added as a new column during the post-processing phase of the visit log data, for example. This feature has information about the future namely, how many more visits the user is going to make. That's impossible to know in an actual deployment. A solution is to replace the total session length feature with a page visit in-session feature that only knows the total pages visited so far in the session, and not how many are remaining. The second example of leakage might involve trying to predict if a customer on a bank's website was likely to open an account. If the user's record contains an account number field, it might normally be empty for users still on the process of exploring the site but eventually it's filled in once the user does open an account. Clearly the user account field is not a legitimate feature that should be used in this case, because it may not be available at the time the user is still exploring the site. Another example of future information leaking in the past might be, if you are developing a diagnostic test to predict a particular medical condition. The existing patient data set might contain a binary variable that happens to mark whether or not the patient had surgery for that condition. Obviously, such a variable would be highly predictive of the medical condition. There are many other ways predictive information could leak into this feature set. There might be a certain combination of missing diagnosis codes that was very indicative of the medical condition. But again, these would not be legitimate to use since that information isn't available while a patient's condition is still being studied. Finally, another example in the same patient is that it might involve the form of the patient ID. The ID might be assigned depending on a particular diagnosis path. In other words, the ID could be different if it's the result of a visit to a specialist, where the initial doctor determined that the medical condition was likely. This last example is a great illustration of the fact that there are many different ways data leakage could occur in a training set and in fact, it's often the case that more than one leakage problem is present at once. Sometimes, fixing one leaking feature can reveal the existence of a second one, for example. As a guide, here are some additional examples of data leakage. We can divide leakage into two main types. Leakage and the training <text:soft-page-break/>data; typically where test data or future data gets mixed into the training data, and leakage in features, where something highly informative about the true label somehow gets included as a feature. One very important cause of data leakage is performing some kind of pre-processing on the entire dataset whose results influence what is seen during training. This can include such scenarios as computing parameters for normalizing and rescaling or finding minimum and maximum feature values to detect and remove outliers and using the distribution of a variable across the entire dataset to estimate missing values in the training set, or perform feature selection. Another critical need for caution occurs when working with time series data, where records for future events are accidentally used to compute features for a particular prediction. The session length example that we saw, was one instance of this but more subtle effects can occur if there are errors in data gathering or missing value indicators. If a feature relates to collecting at least one record in a time span, the presence of an error may give away information about the future. In other words, that no further observations are to be expected. Leakage in features includes the case where we have a variable like diagnosis ID and a patient record that we remove but neglect to also remove other variables known as proxy variables that contain the same or similar information. The patient ID in the case where the ID number had clues about the nature of the patient's diagnosis due to the admission process, was an example of this. In some cases, data set records are intentionally randomized or certain fields anonymized that contain specific information about a user such as, their name, location and so on. Depending on the prediction task, undoing this anonymization can reveal user or other sensitive information that is not legitimately available in actual use. Finally, any of the above examples we've discussed here could be present in a third party dataset that gets joined to the training set as an additional source of features. So, always be aware of the features in such external data and their interpretation and origin. So how can you detect and avoid data leakage in your applications? Before building the model, exploratory data analysis can reveal surprises in the data. For example, look for features very highly correlated with the target label or value. An example of this, from the medical diagnostic example, might be the binary feature that indicated a patient had a particular surgical procedure for the condition. That might be extremely highly correlated with a particular diagnosis. After building the model, look for a surprising feature behavior in the fitted model such as extremely high feature weights or very high information games associated with variable. Next, look for overall surprising model performance. If your model evaluation results are substantially higher than the same or similar problems and similar datasets, then look closely at the instances or features that have most influence on the model. One more reliable check for leakage but also potentially expensive, is to do a limited real world deployment of the trained model to see if there's a big difference between the estimated performance suggested by the model's training and development results and the actual results. This check that the model is generalizing well to new data is useful, but may not give much immediate insight into if or where the leakage is happening or if any drop in performance is due to other reasons like classical over fitting. There are practices you can follow to help reduce the chance of data leakage in your application. One important rule is to make sure that you perform any data preparation within each cross-validation fold, separately. In other words, if you're scaling or normalizing features, any statistics or parameters that you estimate for this should only be based on the data available in the cross-validation split and not the entire data set. You should also make sure that you use these same parameters on the corresponding held out test fold. If you're working with time series data, keep track of the time stamp that's associated with processing a particular data instance, such as a user's click on a webpage and make sure any data used to compute</text:p>
      <text:p text:style-name="P12"><text:s/>features for this instance does not include records with a later time than the cutoff value. This will help ensure you're not including information from the future in your current feature calculations or training data. If you have enough data, consider splitting off a completely separate test set before you even start working with a new dataset, and then evaluating your final model and this test data only as a very last step. The goal here is similar to doing a real world deployment to check that your train model does generalize reasonably well to new data. If there's no significant drop in performance, great. But if there is, leakage maybe one contributing factor, along with the usual <text:soft-page-break/>suspects like classical over fitting. For more real world examples, analysis and guidance about preventing data leakage, you can take a look at the optional readings provided in the lesson plan.</text:p>
      <text:p text:style-name="P12"/>
      <text:p text:style-name="P12"/>
      <text:p text:style-name="P15">UNSUPERVISED MACHINE LEARNING</text:p>
      <text:p text:style-name="P14"/>
      <text:p text:style-name="P14">Unsupervised machine learning involves a wide variety of tasks where unlike supervised learning there's no target value to be predicted.</text:p>
      <text:p text:style-name="P14">Play video starting at ::19 and follow transcript0:19</text:p>
      <text:p text:style-name="P14">Instead, the job of the unsupervised learning algorithm is to take the raw data and capture some interesting structure in it.</text:p>
      <text:p text:style-name="P14">Play video starting at ::26 and follow transcript0:26</text:p>
      <text:p text:style-name="P14">This is useful for a number of scenarios, to explore and visualize the structure in a complex dataset, to do density estimation, to predict the probabilities of events. To compress the data, to extract more effective features before applying a supervised learning algorithm. Or to discover important structures like clusters of similar objects or unusual or individual outliers in the data.</text:p>
      <text:p text:style-name="P14">Play video starting at ::52 and follow transcript0:52</text:p>
      <text:p text:style-name="P14">All of these and other unsupervised learning tasks have in common the property that there are no target values, labels or output to learn from or to be predicted. Instead, we only have the unlabeled samples in the dataset as input.</text:p>
      <text:p text:style-name="P14">Play video starting at :1:8 and follow transcript1:08</text:p>
      <text:p text:style-name="P14">Here's an example of an unsupervised method called clustering. Suppose you're in charge of running a website that allows people to buy products from your company. And the site gets thousands of visits per day. As people access the site by clicking links to products or typing in search terms, their interactions are logged by the web server that creates a large log file.</text:p>
      <text:p text:style-name="P14">Play video starting at :1:28 and follow transcript1:28</text:p>
      <text:p text:style-name="P14">It might be useful for your business to understand who's using your site by grouping users according to their shopping behavior. For example, there might be a group of more expert users who use more advanced features to find something very specific. While another group of non-expert users might just enjoy browsing a broader set of items.</text:p>
      <text:p text:style-name="P14">Play video starting at :1:47 and follow transcript1:47</text:p>
      <text:p text:style-name="P14">By clustering users into groups, you might gain some insight into who your typical customers are and what site features different types of users find important.</text:p>
      <text:p text:style-name="P14">Play video starting at :1:58 and follow transcript1:58</text:p>
      <text:p text:style-name="P14">You could use insights from clustering users to improve the site's features for different groups or to recommend products to specific groups that would be more likely to buy them.</text:p>
      <text:p text:style-name="P14">Play video starting at :2:9 and follow transcript2:09</text:p>
      <text:p text:style-name="P14">So in this lecture, we'll give a brief survey of unsupervised learning methods divided into two major categories.</text:p>
      <text:p text:style-name="P14">Play video starting at :2:16 and follow transcript2:16</text:p>
      <text:p text:style-name="P14">First we'll look at one family of unsupervised methods called transformations, because they essentially just run the original data through some kind of useful process that extracts or computes information of some kind.</text:p>
      <text:p text:style-name="P14">Play video starting at :2:28 and follow transcript2:28</text:p>
      <text:p text:style-name="P14">Then we'll look at the other broad family of unsupervised learning methods which are the clustering methods. Like in our website example that find groups in the data and assign every point in the dataset to one of the groups.</text:p>
      <text:p text:style-name="P14">Play video starting at :2:42 and follow transcript2:42</text:p>
      <text:p text:style-name="P14">Okay, let's look at some important unsupervised learning methods that transform the input data in useful ways.</text:p>
      <text:p text:style-name="P14">Play video starting at :2:48 and follow transcript2:48</text:p>
      <text:p text:style-name="P14"><text:soft-page-break/>One method called density estimation is used when you have a set of measurements scattered throughout an area. And you want to create what you can think of as a smooth version over the whole area that gives a general estimate for how likely it would be to observe a particular measurement in some area of that space.</text:p>
      <text:p text:style-name="P14">Play video starting at :3:6 and follow transcript3:06</text:p>
      <text:p text:style-name="P14">For example, in a medical application related to diagnosing diabetes, density estimation with one variable might be used to estimate the distribution of a specific test score. The plasma glucose concentration number from a blood test for people who have a particular form of diabetes. With this density estimate we can estimate the probability that anyone with that medical condition has a particular glucose score. Even if that specific score wasn't seen in the original dataset.</text:p>
      <text:p text:style-name="P14">Play video starting at :3:36 and follow transcript3:36</text:p>
      <text:p text:style-name="P14">We could then compare this to the range of glucose levels for people who do not have that condition, which is shown by the red line here.</text:p>
      <text:p text:style-name="P14">Play video starting at :3:44 and follow transcript3:44</text:p>
      <text:p text:style-name="P14">Often, density estimates are then used in further machine learning stages as part of providing features for classification or regression. The more technical way to say this is that density estimation calculates a continuous probability density over the feature space, given a set of discrete samples in that feature space.</text:p>
      <text:p text:style-name="P14">Play video starting at :4:5 and follow transcript4:05</text:p>
      <text:p text:style-name="P14">With this density estimate, we can estimate how likely any given combination of features is to occur. In Scikit-Learn, you can use the kernel density class in the sklearn.neighbors module to perform one widely used form of density estimation called kernel density estimation.</text:p>
      <text:p text:style-name="P14">Play video starting at :4:24 and follow transcript4:24</text:p>
      <text:p text:style-name="P14">Kernel density's especially popular for use in creating heat maps with geospatial data like this one.</text:p>
      <text:p text:style-name="P14"/>
      <text:p text:style-name="P16">DIMENSIONALITY REDUCTION AND MANIFOLD LEARNING</text:p>
      <text:p text:style-name="P19"/>
      <text:p text:style-name="P19">Another very important family of unsupervised learning methods that fall into the transformation category are known as dimensionality reduction algorithms. As the name suggests, this kind of transform takes your original dataset that might contain say, 200 features and finds an approximate version of dataset that uses, say, only 10 dimensions. One very common need for dimensionality reduction arises when first exploring a dataset, to understand how the samples may be grouped or related to each other by visualizing it using a two-dimensional scatterplot. One very important form of dimensionality reduction is called principal component analysis, or PCA. Intuitively, what PCA does is take your cloud of original data points and finds a rotation of it. So the dimensions are statistically uncorrelated. PCA then typically drops all but the most informative initial dimensions that capture most of the variation in the original dataset. Here's a simple example of what I mean with a synthetic two-dimensional dataset. Here, if we have two original features that are highly correlated represented by this cloud of points, PCA will rotate the data so the direction of highest variance - called the first principal component, which is along the long direction of the cloud, becomes the first dimension. It will then find the direction at right angles that maximally captures the remaining variance. This is the second principle component. In two dimensions, there's only one possible such direction at right angles of the first principal component, but for higher dimensions, there would be infinitely many. With more than two dimensions, the process of finding successive principal components at right angles to the previous ones would continue until the desired number of principal components is reached. One result of applying PCA is that we now know the best one-dimensional approximation to the original two-dimensional data. In other words, we can take any data point that used two features before - x and y - and approximate it using just one feature, namely its location when projected onto the first principal component. Here's an example of using scikit learn to apply PCA to a higher dimensional dataset; the breast cancer dataset. To perform PCA, we import the PCA class from sklearn.decomposition. It's important to first transform the dataset so that each features range of values has zero mean and unit variance. And we can do this using the fit <text:soft-page-break/>and transform methods of the standard scalar class, as shown here. We then create the PCA object, specify that we want to retain just the first two principal components to reduce the dimensionality to just two columns and call the fit method using our normalized data. This will set up PCA so that it learns the right rotation of the dataset. We can then apply this properly prepared PCA object to project all the points in our original input dataset to this new two-dimensional space. Notice here since we're not doing supervised learning in evaluating a model against a test set, we don't have to split our dataset into training and test sets. You see that if we take the shape of the array that's returned from PCA, it's transformed our original dataset with 30 features into a new array that has just two columns, essentially expressing each original data point in terms of two new features representing the position of the data point in this new two-dimensional PCA space. We can then create a scatterplot that uses these two new features to see how the data forms clusters. In this example, we've used the dataset that has labels for supervised learning; namely, the malignant and benign labels on cancer cells. So we can see how well PCA serves to find clusters in the data. Here's the result of plotting all the 30 feature data samples using the two new features computed with PCA. We can see that the malignant and benign cells do indeed tend to cluster into two groups in the space. In fact, we could now apply a linear classifier to this two-dimensional representation of the original dataset and we can see that it would likely do fairly well. This illustrates another use of dimensionality reduction methods like PCA to find informative features that could then be used in a later supervised learning stage. We can create a heat map that visualizes the first two principal components of the breast cancer dataset to get an idea of what feature groupings each component is associated with. Note that we can get the arrays representing the two principal component axes that define the PCA space using the PCA.components_attribute that's filled in after the PCA fit method is used on the data. We can see that the first principle component is all positive, showing a general correlation between all 30 features. In other words, they tend to vary up and down together. The second principle component has a mixture of positive and negative signs; but in particular, we can see a cluster of negatively signed features that co-vary together and in the opposite direction of the remaining features. Looking at the names, it makes sense the subset wold co-vary together. We see the pair mean texture and worst texture and the pair mean radius and worst radius varying together and so on. PCA gives a good initial tool for exploring a dataset, but may not be able to find more subtle groupings that produce better visualizations for more complex datasets. There is a family of unsupervised algorithms called Manifold Learning Algorithms that are very good at finding low dimensional structure in high dimensional data and are very useful for visualizations. One classic example of a low dimensional subset in a high dimensional space is this data set in three dimensions, where the points all lie on a two-dimensional sheet with an interesting shape. This lower dimensional sheet within a higher dimensional space is called the manifold. PCA is not sophisticated enough to find this interesting structure. One widely used manifold learning method is called multi-dimensional scaling, or MDS. There are many flavors of MDS, but they all have the same general goal; to visualize a high dimensional dataset and project it onto a lower dimensional space - in most cases, a two-dimensional page - in a way that preserves information about how the points in the original data space are close to each other. In this way, you can find and visualize clustering behavior in your high dimensional data. Using a technique like MDS and scikit learn is quite similar to using PCA. Like with PCA, each feature should be normalized so its feature values have zero mean and unit variants. After importing the MDS class from sklearn.manifold and transforming the input data, you create the MDS object, specifying the number of components - typically set to two dimensions for visualization. You then fit the object using the transform data, which will learn the mapping and then you can apply the MDS mapping to the transformed data. Here's an example of applying MDS to the fruit dataset. And you can see it does a pretty good job of visualizing the fact that the different fruit types do indeed tend to cluster into groups. An especially powerful manifold learning algorithm for visualizing your data is called t-SNE. t-SNE finds a two-dimensional representation of your data, such that the distances between points in the 2D scatterplot match as closely as possible the distances between the same points in the original high dimensional dataset. In particular, t-SNE gives much more weight to preserving information <text:soft-page-break/>about distances between points that are neighbors. Here's an example of t-SNE applied to the images in the handwritten digits dataset. You can see that this two-dimensional plot preserves the neighbor relationships between images that are similar in terms of their pixels. For example, the cluster for most of the digit eight samples is closer to the cluster for the digits three and five, in which handwriting can appear more similar than to say the digit one, whose cluster is much farther away. And here's an example of applying t-SNE on the fruit dataset. The code is very similar to applying MDS and essentially just replaces MDS with t-SNE. The interesting thing here is that t-SNE does a poor job of finding structure in this rather small and simple fruit dataset, which reminds us that we should try at least a few different approaches when visualizing data using manifold learning to see which works best for a particular dataset. t-SNE tends to work better on datasets that have more well-defined local structure; in other words, more clearly defined patterns of neighbors.</text:p>
      <text:p text:style-name="P19"/>
      <text:p text:style-name="P17">CLUSTERING</text:p>
      <text:p text:style-name="P20"/>
      <text:p text:style-name="P20">Aside from transformations, the other family of unsupervised learning methods are the clustering methods.</text:p>
      <text:p text:style-name="P20">Play video starting at ::16 and follow transcript0:16</text:p>
      <text:p text:style-name="P20">The goal of clustering is to find a way to divide up a data set into groups called clusters. So that groups with similar data instances are assigned to the same cluster, while very dissimilar objects are assigned to different clusters.</text:p>
      <text:p text:style-name="P20">Play video starting at ::31 and follow transcript0:31</text:p>
      <text:p text:style-name="P20">If new data points were being added over time, some clustering algorithms could also predict which cluster a new data instance should be assigned to. Similar to classification, but without being able to train the clustering model using label examples in advanced.</text:p>
      <text:p text:style-name="P20">Play video starting at ::48 and follow transcript0:48</text:p>
      <text:p text:style-name="P20">One of the most widely used clustering algorithms is called k-means clustering. K-means clustering finds k cluster centers in different regions of the feature space that it thinks represent very different groups.</text:p>
      <text:p text:style-name="P20">Play video starting at :1:2 and follow transcript1:02</text:p>
      <text:p text:style-name="P20">You need to specify the value of k ahead of time, which is one of the draw backs of k-means. For some problems, we may know the number of classes the data should fall into, but for many other tasks, we might not. K-means operates by first randomly picking locations for the k-cluster centers.</text:p>
      <text:p text:style-name="P20">Play video starting at :1:21 and follow transcript1:21</text:p>
      <text:p text:style-name="P20">Then it goes back and forth between two steps.</text:p>
      <text:p text:style-name="P20">Play video starting at :1:24 and follow transcript1:24</text:p>
      <text:p text:style-name="P20">In the first step, given the locations of existing cluster centers, it assigns each data point to a cluster center based on its distance from the center.</text:p>
      <text:p text:style-name="P20">Play video starting at :1:35 and follow transcript1:35</text:p>
      <text:p text:style-name="P20">In other words, it assigns each data point to the closest center.</text:p>
      <text:p text:style-name="P20">Play video starting at :1:39 and follow transcript1:39</text:p>
      <text:p text:style-name="P20">Then in the second step, it adjusts the locations of each cluster center.</text:p>
      <text:p text:style-name="P20">Play video starting at :1:43 and follow transcript1:43</text:p>
      <text:p text:style-name="P20">It does this by setting the new cluster center to the mean of the positions of all the data points in that cluster.</text:p>
      <text:p text:style-name="P20">Play video starting at :1:51 and follow transcript1:51</text:p>
      <text:p text:style-name="P20">Somewhat magically, after running this alternating process for a while, coherent clusters do start to form. And the cluster centers and the corresponding cluster assignment for each data point eventually settled down to something stable.</text:p>
      <text:p text:style-name="P20">Play video starting at :2:6 and follow transcript2:06</text:p>
      <text:p text:style-name="P20">Now one aspect of k means is that different random starting points for the cluster centers often result in very different clustering solutions. So typically, the k-means algorithm is run in scikit-learn <text:soft-page-break/>with ten different random initializations. And the solution occurring the most number of times is chosen. Here is a step by step example.</text:p>
      <text:p text:style-name="P20">Play video starting at :2:28 and follow transcript2:28</text:p>
      <text:p text:style-name="P20">We first choose three locations in the space randomly to be the cluster centers.</text:p>
      <text:p text:style-name="P20">Play video starting at :2:35 and follow transcript2:35</text:p>
      <text:p text:style-name="P20">Then we assign each data point to the cluster with the nearest center.</text:p>
      <text:p text:style-name="P20">Play video starting at :2:40 and follow transcript2:40</text:p>
      <text:p text:style-name="P20">Now for each cluster, we compute the mean location of all points in the cluster and use that as the new cluster center for the next iteration.</text:p>
      <text:p text:style-name="P20">Play video starting at :2:49 and follow transcript2:49</text:p>
      <text:p text:style-name="P20">Here's the second iteration of the first and second steps.</text:p>
      <text:p text:style-name="P20">Play video starting at :2:54 and follow transcript2:54</text:p>
      <text:p text:style-name="P20">Eventually, after 20 or 50 or 100 steps, things settle down to converge on one solution, as shown here.</text:p>
      <text:p text:style-name="P20">Play video starting at :3:5 and follow transcript3:05</text:p>
      <text:p text:style-name="P20">K-means clustering is simple to apply in scikit learning.</text:p>
      <text:p text:style-name="P20">Play video starting at :3:12 and follow transcript3:12</text:p>
      <text:p text:style-name="P20">You import the k-means class from sklearn cluster create the k-means object set into value of k by specifying the n cluster parameter, and then calling the fit method on the dataset to run the algorithm.</text:p>
      <text:p text:style-name="P20">Play video starting at :3:28 and follow transcript3:28</text:p>
      <text:p text:style-name="P20">One distinction should be made here between clustering algorithms that can predict which center new data points should be assigned to, and those that cannot make such predictions. K-means supports the predict method, and so we can call the fit and predict methods separately.</text:p>
      <text:p text:style-name="P20">Play video starting at :3:44 and follow transcript3:44</text:p>
      <text:p text:style-name="P20">Later methods we'll look at like agglomerative clustering do not and must perform the fit and predict in a single step, as we'll see.</text:p>
      <text:p text:style-name="P20">Play video starting at :3:53 and follow transcript3:53</text:p>
      <text:p text:style-name="P20">Here's the output from the notebook code showing the result supplied to the fruits dataset, where we know the value of k ahead of time. Note that kmeans is very sensitive to the range of future values. So if your data has features with very different ranges, it's important to normalize using min-max scaling, as we did for some supervised learning methods.</text:p>
      <text:p text:style-name="P20">Play video starting at :4:17 and follow transcript4:17</text:p>
      <text:p text:style-name="P20">Because each cluster in k-means clustering is defined entirely by its center point, it can only capture fairly simple types of clusters. K-means clustering tends to work well when the data points form into groups of roughly the same size, with simple globular shapes that are well-separated. K-means will tend not to do well if the data forms long, irregular clusters, for example.</text:p>
      <text:p text:style-name="P20">Play video starting at :4:43 and follow transcript4:43</text:p>
      <text:p text:style-name="P20">Also the version k-means we saw here assumed that the data features were continuous values. However, in some cases we may have categorical features, where taking the mean doesn't make sense.</text:p>
      <text:p text:style-name="P20">Play video starting at :4:54 and follow transcript4:54</text:p>
      <text:p text:style-name="P20">In that case, there are variants of k-means that can use a more general definition of distance.</text:p>
      <text:p text:style-name="P20">Play video starting at :5: and follow transcript5:00</text:p>
      <text:p text:style-name="P20">Such as the k-medoids algorithm that can work with categorical features.</text:p>
      <text:p text:style-name="P20">Play video starting at :5:7 and follow transcript5:07</text:p>
      <text:p text:style-name="P20">A glommer of clustering refers to a family of clustering methods that work by doing an iterative bottom up approach.</text:p>
      <text:p text:style-name="P20">Play video starting at :5:14 and follow transcript5:14</text:p>
      <text:p text:style-name="P20">First, each data point is put into its own cluster of one item.</text:p>
      <text:p text:style-name="P20">Play video starting at :5:19 and follow transcript5:19</text:p>
      <text:p text:style-name="P20"><text:soft-page-break/>Then, a sequence of clusterings are done where the most similar two clusters at each stage are merged into a new cluster. Then, this process is repeated until some stopping condition is met. In scikit-learn, the stopping condition is the number of clusters.</text:p>
      <text:p text:style-name="P20">Play video starting at :5:34 and follow transcript5:34</text:p>
      <text:p text:style-name="P20">Here's a visual example of how agglomerative clustering might proceed on a sample dataset until three clusters are reached.</text:p>
      <text:p text:style-name="P20">Play video starting at :5:42 and follow transcript5:42</text:p>
      <text:p text:style-name="P20">In Stage 1, each data point is in its own cluster, shown by the circles around the points. In Stage 2, the two most similar clusters, which at this stage amounts to defining the closest points are merged. And this process is continued, as denoted by the expanding and closed regions that denote each cluster.</text:p>
      <text:p text:style-name="P20">Play video starting at :6:4 and follow transcript6:04</text:p>
      <text:p text:style-name="P20">You can choose how the agglomerative clustering algorithm determines the most similar cluster by specifying one of several possible linkage criteria.</text:p>
      <text:p text:style-name="P20">Play video starting at :6:14 and follow transcript6:14</text:p>
      <text:p text:style-name="P20">In scikit-learn, the following three linkage criteria are available, ward, average, and complete.</text:p>
      <text:p text:style-name="P20">Play video starting at :6:23 and follow transcript6:23</text:p>
      <text:p text:style-name="P20">Ward's method chooses to merge the two clusters that give the smallest increase in total variance within all clusters.</text:p>
      <text:p text:style-name="P20">Play video starting at :6:31 and follow transcript6:31</text:p>
      <text:p text:style-name="P20">Average linkage merges the two clusters that have the smallest average distance between points.</text:p>
      <text:p text:style-name="P20">Play video starting at :6:38 and follow transcript6:38</text:p>
      <text:p text:style-name="P20">Complete linkage, which is also known as maximum linkage, merges the two clusters that have the smallest maximum distance between their points.</text:p>
      <text:p text:style-name="P20">Play video starting at :6:47 and follow transcript6:47</text:p>
      <text:p text:style-name="P20">In general, Ward's method works well on most data sets, and that's our usual method of choice.</text:p>
      <text:p text:style-name="P20">Play video starting at :6:53 and follow transcript6:53</text:p>
      <text:p text:style-name="P20">In some cases, if you expect the sizes of the clusters to be very different, for example, that one cluster is much larger than the rest. It's worth trying average and complete linkage criteria as well.</text:p>
      <text:p text:style-name="P20">Play video starting at :7:7 and follow transcript7:07</text:p>
      <text:p text:style-name="P20">To perform agglomerative clustering in scikit-learn, you import the agglomerative clustering class from sklearn cluster.</text:p>
      <text:p text:style-name="P20">Play video starting at :7:15 and follow transcript7:15</text:p>
      <text:p text:style-name="P20">When initializing the object, you specify the n clusters parameter that causes the algorithm to stop when it has reach that number of clusters.</text:p>
      <text:p text:style-name="P20">Play video starting at :7:24 and follow transcript7:24</text:p>
      <text:p text:style-name="P20">You call the fit predict method using the data set as input and they return the set of cluster assignments for the data points as shown here.</text:p>
      <text:p text:style-name="P20">Play video starting at :7:34 and follow transcript7:34</text:p>
      <text:p text:style-name="P20">One of the nice things about agglomerative clustering is that it automatically arranges the data into a hierarchy as an effect of the algorithm, reflecting the order and cluster distance at which each data point is assigned to successive clusters.</text:p>
      <text:p text:style-name="P20">Play video starting at :7:49 and follow transcript7:49</text:p>
      <text:p text:style-name="P20">This hierarchy can be useful to visualize using what's called a dendrogram, which can be used even with higher dimensional data.</text:p>
      <text:p text:style-name="P20">Play video starting at :7:56 and follow transcript7:56</text:p>
      <text:p text:style-name="P20">Here's the dendogram corresponding to the Ward's method clustering of the previous data set example.</text:p>
      <text:p text:style-name="P20">Play video starting at :8:3 and follow transcript8:03</text:p>
      <text:p text:style-name="P20">The data points are at the bottom and are numbered. The y axis represents cluster distance, namely, the distance that two clusters are apart in the data space.</text:p>
      <text:p text:style-name="P20">Play video starting at :8:13 and follow transcript8:13</text:p>
      <text:p text:style-name="P20"><text:soft-page-break/>The data points form the leaves of the tree at the bottom, and the new node parent in the tree is added as each pair of successive clusters is merged.</text:p>
      <text:p text:style-name="P20">Play video starting at :8:23 and follow transcript8:23</text:p>
      <text:p text:style-name="P20">The height of the node parent along the y axis captures how far apart the two clusters were when they merged, with the branch going up representing the new merged cluster.</text:p>
      <text:p text:style-name="P20">Play video starting at :8:34 and follow transcript8:34</text:p>
      <text:p text:style-name="P20">Note that you can tell how far apart the merged clusters are by the length of each branch of the tree.</text:p>
      <text:p text:style-name="P20">Play video starting at :8:41 and follow transcript8:41</text:p>
      <text:p text:style-name="P20">This property of a dendogram can help us figure out the right number of clusters. In general, we want clusters that have highly similar items within each cluster, but that are far apart from other clusters. For example, we can see that going from three clusters to two happens at a fairly high Y value. Which means the clusters that were merged were a significant distance apart.</text:p>
      <text:p text:style-name="P20">Play video starting at :9:4 and follow transcript9:04</text:p>
      <text:p text:style-name="P20">We might want to avoid choosing two clusters and stick with three clusters that don't involve forcing a merge for clusters that have very dissimilar items in them.</text:p>
      <text:p text:style-name="P20">Play video starting at :9:13 and follow transcript9:13</text:p>
      <text:p text:style-name="P20">Scikit-learn doesn't provide the ability to plot dendrograms, but SciPy does. SciPy handles clustering a little differently than scikit-learn, but here is an example.</text:p>
      <text:p text:style-name="P20">Play video starting at :9:24 and follow transcript9:24</text:p>
      <text:p text:style-name="P20">We first import the dendrogram in word functions from the scipy.cluster hierarchy module. The word function returns an array that specifies the distances spanned during the agglomerative clustering. This word function returns a linkage array, which can then be passed to the dendogram function to plot the tree.</text:p>
      <text:p text:style-name="P20">Play video starting at :9:47 and follow transcript9:47</text:p>
      <text:p text:style-name="P20">Typically, making use of this hierarchy is most useful when the underlying data itself follows some kind of hierarchical process so the tree is easily interpreted. For example, hierarchical clustering is especially useful for genetic and other biological data where the levels represent stages of mutation or evolution.</text:p>
      <text:p text:style-name="P20">Play video starting at :10:8 and follow transcript10:08</text:p>
      <text:p text:style-name="P20">But there are other data sets where both k-means clustering and agglomerative clustering don't perform well.</text:p>
      <text:p text:style-name="P20">Play video starting at :10:14 and follow transcript10:14</text:p>
      <text:p text:style-name="P20">So we're now going to give an overview of a third clustering method called DBSCAN.</text:p>
      <text:p text:style-name="P20">Play video starting at :10:21 and follow transcript10:21</text:p>
      <text:p text:style-name="P20">DBSCAN is an acronym that stands for density-based spatial clustering of applications with noise.</text:p>
      <text:p text:style-name="P20">Play video starting at :10:29 and follow transcript10:29</text:p>
      <text:p text:style-name="P20">One advantage of DBSCAN is that you don't need to specify the number of clusters in advance.</text:p>
      <text:p text:style-name="P20">Play video starting at :10:35 and follow transcript10:35</text:p>
      <text:p text:style-name="P20">Another advantage is that it works well with datasets that have more complex cluster shapes.</text:p>
      <text:p text:style-name="P20">Play video starting at :10:40 and follow transcript10:40</text:p>
      <text:p text:style-name="P20">It can also find points that are outliers that shouldn't reasonably be assigned to any cluster. DBSCAN is relatively efficient and can be used for large datasets. The main idea behind DBSCAN is that clusters represent areas in the dataspace that are more dense with data points, while being separated by regions that are empty or at least much less densely populated.</text:p>
      <text:p text:style-name="P20">Play video starting at :11:4 and follow transcript11:04</text:p>
      <text:p text:style-name="P20">The two main parameters for DBSCAN are min samples and eps.</text:p>
      <text:p text:style-name="P20">Play video starting at :11:9 and follow transcript11:09</text:p>
      <text:p text:style-name="P20">All points that lie in a more dense region are called core samples.</text:p>
      <text:p text:style-name="P20">Play video starting at :11:14 and follow transcript11:14</text:p>
      <text:p text:style-name="P20">For a given data point, if there are min sample of other data points that lie within a distance of eps, that given data points is labeled as a core sample.</text:p>
      <text:p text:style-name="P20">Play video starting at :11:24 and follow transcript11:24</text:p>
      <text:p text:style-name="P20"><text:soft-page-break/>Then, all core samples that are with a distance of eps units apart are put into the same cluster.</text:p>
      <text:p text:style-name="P20">Play video starting at :11:33 and follow transcript11:33</text:p>
      <text:p text:style-name="P20">In addition to points being categorized as core samples, points that don't end up belonging to any cluster are considered as noise. While points that are within a distance of eps units from core points, but not core points themselves, are termed boundary points.</text:p>
      <text:p text:style-name="P20">Play video starting at :11:52 and follow transcript11:52</text:p>
      <text:p text:style-name="P20">Here's an example of DBSCAN applied to a sample data set.</text:p>
      <text:p text:style-name="P20">Play video starting at :11:57 and follow transcript11:57</text:p>
      <text:p text:style-name="P20">As with the other clustering methods, DBSCAN is imported from the Scikit-Learn cluster module.</text:p>
      <text:p text:style-name="P20">Play video starting at :12:3 and follow transcript12:03</text:p>
      <text:p text:style-name="P20">And just like with a agglomerative clustering, DBSCAN doesn't make cluster assignments from new data. So we use the fit predict method to cluster and get the cluster assignments back in one step.</text:p>
      <text:p text:style-name="P20">Play video starting at :12:16 and follow transcript12:16</text:p>
      <text:p text:style-name="P20">One consequence of not having the right settings of eps and min samples for your particular dataset might be that the cluster memberships returned by DBSCAN may all be assigned the label -1, which indicates noise.</text:p>
      <text:p text:style-name="P20">Play video starting at :12:31 and follow transcript12:31</text:p>
      <text:p text:style-name="P20">Basically, the EPS setting does implicitly control the number of clusters that are found.</text:p>
      <text:p text:style-name="P20">Play video starting at :12:37 and follow transcript12:37</text:p>
      <text:p text:style-name="P20">With DBSCAN, if you've scaled your data using a standard scalar or min-max scalar to make sure the feature values have comparable ranges, finding an appropriate value for eps is a bit easer to do.</text:p>
      <text:p text:style-name="P20">Play video starting at :12:51 and follow transcript12:51</text:p>
      <text:p text:style-name="P20">One final note, make sure that when you use the cluster assignments from DBSCAN, you check for and handle the -1 noise value appropriately. Since this negative value might cause problems, for example, if the cluster assignment is used as an index into another array later on.</text:p>
      <text:p text:style-name="P20">Play video starting at :13:8 and follow transcript13:08</text:p>
      <text:p text:style-name="P20">Unlike supervised learning, where we have existing labels or target values to use for evaluating the effectiveness of the learning method, it can be difficult to evaluate unsupervised learning algorithms automatically. Since there's typically no ground truth to compare against.</text:p>
      <text:p text:style-name="P20">Play video starting at :13:24 and follow transcript13:24</text:p>
      <text:p text:style-name="P20">In some cases, as in the breast cancer example, we may have existing labels that can be used to evaluate the quality of the clusters by comparing the assignment of a data point to a cluster with the label assigned to the same data point.</text:p>
      <text:p text:style-name="P20">Play video starting at :13:37 and follow transcript13:37</text:p>
      <text:p text:style-name="P20">But there are many cases where labels are not available. In addition, in the case of clustering, for example, there's ambiguity, in a sense that there are typically multiple clusterings that could be plausibly assigned to a given data set. And none of them is obviously better than another unless we have some additional criteria. Such as, performance on the specific application task that does have an objective evaluation to use as a basis for comparison.</text:p>
      <text:p text:style-name="P20">Play video starting at :14:4 and follow transcript14:04</text:p>
      <text:p text:style-name="P20">For example, in cases where the results of the clustering are used as features for supervised learning, we could use the overall classifier accuracy gain from adding these clustering-based features as a measure of success for the underlying clustering.</text:p>
      <text:p text:style-name="P20">Play video starting at :14:19 and follow transcript14:19</text:p>
      <text:p text:style-name="P20">Another issue with evaluating clustering algorithms is that it can be hard to automatically interpret or label the meaning of the clusters that are found. And this is still a step that requires human expertise to judge.</text:p>
      <text:p text:style-name="P20"/>
      <text:p text:style-name="P18">CONCLUSION</text:p>
      <text:p text:style-name="P21">As you've probably gathered by following the variety of topics in this course, the world of machine learning encompasses a broad set of ideas and methods and the field itself continues to advance <text:soft-page-break/>rapidly. So the goal of a survey course like this one is to cover the most important basic concepts and visit a few of the more important, and interesting areas. And hopefully, inspire you enough to continue exploring after you finish the course. I've put together this course. So it's not only a source of lectures and assignments, but also a collection of useful readings you can draw on based on my experience in this area that I've chose for you as good starting points to continue your learning in different aspects of machine learning. By now, we've covered quite a bit of ground. Starting with an understanding of the concepts and workflow of applied machine learning, and then getting some exposure to a variety of learning algorithms for important tasks like classification, and regression along with an understanding of the important parameters that control modeling complexity for these algorithms.</text:p>
      <text:p text:style-name="P21">Play video starting at :1:9 and follow transcript1:09</text:p>
      <text:p text:style-name="P21">You should now have a better understanding of problems like overfitting and data leakage along with an idea for some strategies you can use for detecting, and avoiding these problems.</text:p>
      <text:p text:style-name="P21">Play video starting at :1:19 and follow transcript1:19</text:p>
      <text:p text:style-name="P21">We've covered how machine learning algorithms ideas are evaluated and how to tune their parameters to optimize different evaluation criteria that may be appropriate for different tasks. Finally, we've applied these ideas with the help of notebook examples and assignments to gain more experience with a very powerful machine learning library in Python, scikit-learn. I want to say something briefly about an important family of machine learning tasks that we've touched on in this course, but didn't focus on specifically and that is machine learning that involves text.</text:p>
      <text:p text:style-name="P21">Play video starting at :1:49 and follow transcript1:49</text:p>
      <text:p text:style-name="P21">This includes problems, such as email spam detection and classifying web pages by topic.</text:p>
      <text:p text:style-name="P21">Play video starting at :1:56 and follow transcript1:56</text:p>
      <text:p text:style-name="P21">The course following this one in our data sign series focuses, specifically on text mining and machine running with text. So if you have a particular interest in diving into the use of natural language processing with machine learning, I encourage you to check it out.</text:p>
      <text:p text:style-name="P21">Play video starting at :2:11 and follow transcript2:11</text:p>
      <text:p text:style-name="P21">Thanks for your interest in this course. I've really enjoyed putting together this tour through the fascinating field of machine learning. I hope this course helped you in some way along whatever path of exploration you might have. And as always, we welcome your feedback on any aspect of this course. Thank you and all the best in your own futur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5T11:18:31.527636477</meta:creation-date>
    <dc:date>2021-04-26T21:08:34.761366608</dc:date>
    <meta:editing-duration>PT4H27M3S</meta:editing-duration>
    <meta:editing-cycles>10</meta:editing-cycles>
    <meta:generator>LibreOffice/6.0.7.3$Linux_X86_64 LibreOffice_project/00m0$Build-3</meta:generator>
    <meta:document-statistic meta:table-count="0" meta:image-count="0" meta:object-count="0" meta:page-count="25" meta:paragraph-count="512" meta:word-count="16413" meta:character-count="101045" meta:non-whitespace-character-count="85142"/>
  </office:meta>
</office:document-meta>
</file>